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5.588cm"/>
    </style:style>
    <style:style style:name="Таблица1.B" style:family="table-column">
      <style:table-column-properties style:column-width="11.3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68cm" fo:margin-left="2.849cm" table:align="left" style:writing-mode="lr-tb"/>
    </style:style>
    <style:style style:name="Таблица2.A" style:family="table-column">
      <style:table-column-properties style:column-width="5.193cm"/>
    </style:style>
    <style:style style:name="Таблица2.B" style:family="table-column">
      <style:table-column-properties style:column-width="5.175cm"/>
    </style:style>
    <style:style style:name="Таблица2.1" style:family="table-row">
      <style:table-row-properties style:min-row-height="0.49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0.368cm" fo:margin-left="2.849cm" table:align="left" style:writing-mode="lr-tb"/>
    </style:style>
    <style:style style:name="Таблица3.A" style:family="table-column">
      <style:table-column-properties style:column-width="5.193cm"/>
    </style:style>
    <style:style style:name="Таблица3.B" style:family="table-column">
      <style:table-column-properties style:column-width="5.175cm"/>
    </style:style>
    <style:style style:name="Таблица3.1" style:family="table-row">
      <style:table-row-properties style:min-row-height="0.49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0.368cm" fo:margin-left="2.849cm" table:align="left" style:writing-mode="lr-tb"/>
    </style:style>
    <style:style style:name="Таблица4.A" style:family="table-column">
      <style:table-column-properties style:column-width="5.193cm"/>
    </style:style>
    <style:style style:name="Таблица4.B" style:family="table-column">
      <style:table-column-properties style:column-width="5.175cm"/>
    </style:style>
    <style:style style:name="Таблица4.1" style:family="table-row">
      <style:table-row-properties style:min-row-height="0.49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0.368cm" fo:margin-left="2.849cm" table:align="left" style:writing-mode="lr-tb"/>
    </style:style>
    <style:style style:name="Таблица5.A" style:family="table-column">
      <style:table-column-properties style:column-width="5.193cm"/>
    </style:style>
    <style:style style:name="Таблица5.B" style:family="table-column">
      <style:table-column-properties style:column-width="5.175cm"/>
    </style:style>
    <style:style style:name="Таблица5.1" style:family="table-row">
      <style:table-row-properties style:min-row-height="0.49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6" style:family="table">
      <style:table-properties style:width="10.368cm" fo:margin-left="2.849cm" table:align="left" style:writing-mode="lr-tb"/>
    </style:style>
    <style:style style:name="Таблица6.A" style:family="table-column">
      <style:table-column-properties style:column-width="5.193cm"/>
    </style:style>
    <style:style style:name="Таблица6.B" style:family="table-column">
      <style:table-column-properties style:column-width="5.175cm"/>
    </style:style>
    <style:style style:name="Таблица6.1" style:family="table-row">
      <style:table-row-properties style:min-row-height="0.496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0.368cm" fo:margin-left="2.849cm" table:align="left" style:writing-mode="lr-tb"/>
    </style:style>
    <style:style style:name="Таблица7.A" style:family="table-column">
      <style:table-column-properties style:column-width="5.193cm"/>
    </style:style>
    <style:style style:name="Таблица7.B" style:family="table-column">
      <style:table-column-properties style:column-width="5.175cm"/>
    </style:style>
    <style:style style:name="Таблица7.1" style:family="table-row">
      <style:table-row-properties style:min-row-height="0.496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uto"/>
    </style:style>
    <style:style style:name="Таблица7.5" style:family="table-row">
      <style:table-row-properties fo:keep-together="auto"/>
    </style:style>
    <style:style style:name="Таблица12" style:family="table">
      <style:table-properties style:width="10.368cm" fo:margin-left="2.849cm" table:align="left" style:writing-mode="lr-tb"/>
    </style:style>
    <style:style style:name="Таблица12.A" style:family="table-column">
      <style:table-column-properties style:column-width="5.193cm"/>
    </style:style>
    <style:style style:name="Таблица12.B" style:family="table-column">
      <style:table-column-properties style:column-width="5.175cm"/>
    </style:style>
    <style:style style:name="Таблица12.1" style:family="table-row">
      <style:table-row-properties style:min-row-height="0.496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3" style:family="table-row">
      <style:table-row-properties fo:keep-together="auto"/>
    </style:style>
    <style:style style:name="Таблица13" style:family="table">
      <style:table-properties style:width="10.368cm" fo:margin-left="2.849cm" table:align="left" style:writing-mode="lr-tb"/>
    </style:style>
    <style:style style:name="Таблица13.A" style:family="table-column">
      <style:table-column-properties style:column-width="5.193cm"/>
    </style:style>
    <style:style style:name="Таблица13.B" style:family="table-column">
      <style:table-column-properties style:column-width="5.175cm"/>
    </style:style>
    <style:style style:name="Таблица13.1" style:family="table-row">
      <style:table-row-properties style:min-row-height="0.496cm"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2" style:family="table-row">
      <style:table-row-properties fo:keep-together="auto"/>
    </style:style>
    <style:style style:name="Таблица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3" style:family="table-row">
      <style:table-row-properties fo:keep-together="auto"/>
    </style:style>
    <style:style style:name="Таблица14" style:family="table">
      <style:table-properties style:width="10.368cm" fo:margin-left="2.849cm" table:align="left" style:writing-mode="lr-tb"/>
    </style:style>
    <style:style style:name="Таблица14.A" style:family="table-column">
      <style:table-column-properties style:column-width="5.193cm"/>
    </style:style>
    <style:style style:name="Таблица14.B" style:family="table-column">
      <style:table-column-properties style:column-width="5.175cm"/>
    </style:style>
    <style:style style:name="Таблица14.1" style:family="table-row">
      <style:table-row-properties style:min-row-height="0.496cm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fo:keep-together="auto"/>
    </style:style>
    <style:style style:name="Таблица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3" style:family="table-row">
      <style:table-row-properties fo:keep-together="auto"/>
    </style:style>
    <style:style style:name="Таблица14.4" style:family="table-row">
      <style:table-row-properties fo:keep-together="auto"/>
    </style:style>
    <style:style style:name="Таблица14.5" style:family="table-row">
      <style:table-row-properties fo:keep-together="auto"/>
    </style:style>
    <style:style style:name="Таблица14.6" style:family="table-row">
      <style:table-row-properties fo:keep-together="auto"/>
    </style:style>
    <style:style style:name="Таблица14.7" style:family="table-row">
      <style:table-row-properties fo:keep-together="auto"/>
    </style:style>
    <style:style style:name="Таблица14.8" style:family="table-row">
      <style:table-row-properties fo:keep-together="auto"/>
    </style:style>
    <style:style style:name="Таблица14.9" style:family="table-row">
      <style:table-row-properties fo:keep-together="auto"/>
    </style:style>
    <style:style style:name="Таблица15" style:family="table">
      <style:table-properties style:width="10.368cm" fo:margin-left="2.849cm" table:align="left" style:writing-mode="lr-tb"/>
    </style:style>
    <style:style style:name="Таблица15.A" style:family="table-column">
      <style:table-column-properties style:column-width="5.193cm"/>
    </style:style>
    <style:style style:name="Таблица15.B" style:family="table-column">
      <style:table-column-properties style:column-width="5.175cm"/>
    </style:style>
    <style:style style:name="Таблица15.1" style:family="table-row">
      <style:table-row-properties style:min-row-height="0.496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fo:keep-together="auto"/>
    </style:style>
    <style:style style:name="Таблица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3" style:family="table-row">
      <style:table-row-properties fo:keep-together="auto"/>
    </style:style>
    <style:style style:name="Таблица15.4" style:family="table-row">
      <style:table-row-properties fo:keep-together="auto"/>
    </style:style>
    <style:style style:name="Таблица15.5" style:family="table-row">
      <style:table-row-properties fo:keep-together="auto"/>
    </style:style>
    <style:style style:name="Таблица15.6" style:family="table-row">
      <style:table-row-properties fo:keep-together="auto"/>
    </style:style>
    <style:style style:name="Таблица15.7" style:family="table-row">
      <style:table-row-properties fo:keep-together="auto"/>
    </style:style>
    <style:style style:name="Таблица15.8" style:family="table-row">
      <style:table-row-properties fo:keep-together="auto"/>
    </style:style>
    <style:style style:name="Таблица15.9" style:family="table-row">
      <style:table-row-properties fo:keep-together="auto"/>
    </style:style>
    <style:style style:name="Таблица16" style:family="table">
      <style:table-properties style:width="10.368cm" fo:margin-left="2.849cm" table:align="left" style:writing-mode="lr-tb"/>
    </style:style>
    <style:style style:name="Таблица16.A" style:family="table-column">
      <style:table-column-properties style:column-width="5.193cm"/>
    </style:style>
    <style:style style:name="Таблица16.B" style:family="table-column">
      <style:table-column-properties style:column-width="5.175cm"/>
    </style:style>
    <style:style style:name="Таблица16.1" style:family="table-row">
      <style:table-row-properties style:min-row-height="0.496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fo:keep-together="auto"/>
    </style:style>
    <style:style style:name="Таблица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3" style:family="table-row">
      <style:table-row-properties fo:keep-together="auto"/>
    </style:style>
    <style:style style:name="Таблица16.4" style:family="table-row">
      <style:table-row-properties fo:keep-together="auto"/>
    </style:style>
    <style:style style:name="Таблица16.5" style:family="table-row">
      <style:table-row-properties fo:keep-together="auto"/>
    </style:style>
    <style:style style:name="Таблица16.6" style:family="table-row">
      <style:table-row-properties fo:keep-together="auto"/>
    </style:style>
    <style:style style:name="Таблица17" style:family="table">
      <style:table-properties style:width="10.368cm" fo:margin-left="2.849cm" table:align="left" style:writing-mode="lr-tb"/>
    </style:style>
    <style:style style:name="Таблица17.A" style:family="table-column">
      <style:table-column-properties style:column-width="5.193cm"/>
    </style:style>
    <style:style style:name="Таблица17.B" style:family="table-column">
      <style:table-column-properties style:column-width="5.175cm"/>
    </style:style>
    <style:style style:name="Таблица17.1" style:family="table-row">
      <style:table-row-properties style:min-row-height="0.496cm"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2" style:family="table-row">
      <style:table-row-properties fo:keep-together="auto"/>
    </style:style>
    <style:style style:name="Таблица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3" style:family="table-row">
      <style:table-row-properties fo:keep-together="auto"/>
    </style:style>
    <style:style style:name="Таблица17.4" style:family="table-row">
      <style:table-row-properties fo:keep-together="auto"/>
    </style:style>
    <style:style style:name="Таблица17.5" style:family="table-row">
      <style:table-row-properties fo:keep-together="auto"/>
    </style:style>
    <style:style style:name="Таблица17.6" style:family="table-row">
      <style:table-row-properties fo:keep-together="auto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8pt" fo:font-weight="bold" style:font-size-asian="8pt" style:font-weight-asian="bold"/>
    </style:style>
    <style:style style:name="P4" style:family="paragraph" style:parent-style-name="Standard">
      <style:text-properties fo:color="#0000ff" fo:font-weight="bold" style:font-weight-asian="bold"/>
    </style:style>
    <style:style style:name="P5" style:family="paragraph" style:parent-style-name="Standard">
      <style:text-properties fo:color="#0000ff" style:font-name="Ubuntu Mono"/>
    </style:style>
    <style:style style:name="P6" style:family="paragraph" style:parent-style-name="Standard">
      <style:paragraph-properties fo:text-align="start" style:justify-single-word="false"/>
      <style:text-properties fo:color="#0000ff" style:font-name="Times New Roman"/>
    </style:style>
    <style:style style:name="P7" style:family="paragraph" style:parent-style-name="Standard">
      <style:text-properties fo:color="#0000ff" fo:language="en" fo:country="US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language="ru" fo:country="RU" style:language-complex="ar" style:country-complex="SA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style:font-name="Ubuntu Mono"/>
    </style:style>
    <style:style style:name="P12" style:family="paragraph" style:parent-style-name="Standard">
      <style:text-properties style:use-window-font-color="true"/>
    </style:style>
    <style:style style:name="P13" style:family="paragraph" style:parent-style-name="Standard">
      <style:text-properties style:use-window-font-color="true" style:font-name="Times New Roman"/>
    </style:style>
    <style:style style:name="P14" style:family="paragraph" style:parent-style-name="Standard">
      <style:text-properties style:use-window-font-color="true" style:font-name="Times New Roman" fo:font-style="italic" style:font-style-asian="italic" style:font-style-complex="italic"/>
    </style:style>
    <style:style style:name="P15" style:family="paragraph" style:parent-style-name="Standard">
      <style:text-properties style:use-window-font-color="true" style:font-name="Ubuntu Mono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text-align="start" style:justify-single-word="false"/>
      <style:text-properties style:font-name="Times New Roman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ru" fo:country="RU" style:language-complex="ar" style:country-complex="SA"/>
    </style:style>
    <style:style style:name="P20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21" style:family="paragraph" style:parent-style-name="Standard">
      <style:text-properties officeooo:paragraph-rsid="00062b54"/>
    </style:style>
    <style:style style:name="P22" style:family="paragraph" style:parent-style-name="Standard">
      <style:text-properties officeooo:rsid="00062b54" officeooo:paragraph-rsid="00062b54"/>
    </style:style>
    <style:style style:name="P23" style:family="paragraph" style:parent-style-name="Standard">
      <style:text-properties officeooo:rsid="00062b54" officeooo:paragraph-rsid="0006e4fd"/>
    </style:style>
    <style:style style:name="P24" style:family="paragraph" style:parent-style-name="Standard">
      <style:text-properties officeooo:rsid="0006e4fd" officeooo:paragraph-rsid="0006e4fd"/>
    </style:style>
    <style:style style:name="P25" style:family="paragraph" style:parent-style-name="Standard">
      <style:text-properties officeooo:rsid="000780e0" officeooo:paragraph-rsid="000780e0"/>
    </style:style>
    <style:style style:name="P26" style:family="paragraph" style:parent-style-name="Standard">
      <style:text-properties officeooo:rsid="0007cfca" officeooo:paragraph-rsid="0007cfca"/>
    </style:style>
    <style:style style:name="P27" style:family="paragraph" style:parent-style-name="Standard">
      <style:text-properties officeooo:rsid="00046fac" officeooo:paragraph-rsid="00062b54"/>
    </style:style>
    <style:style style:name="P28" style:family="paragraph" style:parent-style-name="Standard">
      <style:text-properties officeooo:rsid="00088ace" officeooo:paragraph-rsid="00088ace"/>
    </style:style>
    <style:style style:name="P29" style:family="paragraph" style:parent-style-name="Standard">
      <style:text-properties officeooo:rsid="000a7ae6" officeooo:paragraph-rsid="000a7ae6"/>
    </style:style>
    <style:style style:name="P30" style:family="paragraph" style:parent-style-name="Standard">
      <style:text-properties officeooo:rsid="000c1692" officeooo:paragraph-rsid="000c1692"/>
    </style:style>
    <style:style style:name="P31" style:family="paragraph" style:parent-style-name="Ассемблер">
      <style:paragraph-properties fo:margin-left="0.953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Lucida Console" fo:font-size="9pt" fo:language="en" fo:country="US" style:font-name-asian="Times New Roman" style:font-size-asian="9pt" style:font-name-complex="Lucida Console" style:font-size-complex="9pt" style:language-complex="ar" style:country-complex="SA" fo:hyphenate="true" fo:hyphenation-remain-char-count="2" fo:hyphenation-push-char-count="2"/>
    </style:style>
    <style:style style:name="P32" style:family="paragraph" style:parent-style-name="Форт">
      <style:paragraph-properties fo:margin-left="1.251cm" fo:margin-right="0cm" fo:text-indent="0cm" style:auto-text-indent="false" fo:keep-with-next="always"/>
    </style:style>
    <style:style style:name="P33" style:family="paragraph" style:parent-style-name="Форт">
      <style:text-properties fo:language="ru" fo:country="RU"/>
    </style:style>
    <style:style style:name="P34" style:family="paragraph" style:parent-style-name="Форт">
      <style:text-properties fo:color="#008000"/>
    </style:style>
    <style:style style:name="P35" style:family="paragraph" style:parent-style-name="Форт">
      <style:text-properties fo:color="#008000" fo:language="ru" fo:country="RU"/>
    </style:style>
    <style:style style:name="P36" style:family="paragraph" style:parent-style-name="Форт">
      <style:text-properties fo:color="#008000" style:font-name="Times New Roman" fo:language="ru" fo:country="RU" style:font-name-asian="Times New Roman" style:font-name-complex="Times New Roman" style:language-complex="ar" style:country-complex="SA"/>
    </style:style>
    <style:style style:name="P37" style:family="paragraph" style:parent-style-name="Форт">
      <style:text-properties fo:color="#000080"/>
    </style:style>
    <style:style style:name="P38" style:family="paragraph" style:parent-style-name="Форт">
      <style:text-properties fo:color="#000000"/>
    </style:style>
    <style:style style:name="P39" style:family="paragraph" style:parent-style-name="Форт">
      <style:text-properties style:font-name="Ubuntu Mono"/>
    </style:style>
    <style:style style:name="P40" style:family="paragraph" style:parent-style-name="Форт">
      <style:text-properties fo:color="#0000ff" style:font-name="Ubuntu Mono"/>
    </style:style>
    <style:style style:name="P41" style:family="paragraph" style:parent-style-name="Форт">
      <style:text-properties officeooo:paragraph-rsid="00062b54"/>
    </style:style>
    <style:style style:name="P42" style:family="paragraph" style:parent-style-name="Форт">
      <style:text-properties officeooo:paragraph-rsid="000a7ae6"/>
    </style:style>
    <style:style style:name="P43" style:family="paragraph" style:parent-style-name="Форт">
      <style:text-properties officeooo:paragraph-rsid="000c1692"/>
    </style:style>
    <style:style style:name="P44" style:family="paragraph" style:parent-style-name="Форт">
      <style:text-properties officeooo:rsid="000ca2ee" officeooo:paragraph-rsid="000ca2ee"/>
    </style:style>
    <style:style style:name="P45" style:family="paragraph" style:parent-style-name="Форт">
      <style:text-properties officeooo:paragraph-rsid="000ca2ee"/>
    </style:style>
    <style:style style:name="P46" style:family="paragraph" style:parent-style-name="Форт">
      <style:text-properties officeooo:paragraph-rsid="000e4ad7"/>
    </style:style>
    <style:style style:name="P47" style:family="paragraph" style:parent-style-name="Форт">
      <style:paragraph-properties fo:margin-left="1.249cm" fo:margin-right="0cm" fo:text-indent="0cm" style:auto-text-indent="false"/>
    </style:style>
    <style:style style:name="P48" style:family="paragraph" style:parent-style-name="Форт">
      <style:paragraph-properties fo:margin-left="1.249cm" fo:margin-right="0cm" fo:text-indent="0cm" style:auto-text-indent="false"/>
      <style:text-properties fo:color="#000000" fo:language="ru" fo:country="RU" style:font-name-asian="Lucida Console"/>
    </style:style>
    <style:style style:name="P49" style:family="paragraph" style:parent-style-name="Форт">
      <style:paragraph-properties fo:margin-left="1.249cm" fo:margin-right="0cm" fo:text-indent="0cm" style:auto-text-indent="false"/>
      <style:text-properties fo:language="ru" fo:country="RU"/>
    </style:style>
    <style:style style:name="P50" style:family="paragraph" style:parent-style-name="Форт">
      <style:paragraph-properties fo:margin-left="1.249cm" fo:margin-right="0cm" fo:text-indent="0cm" style:auto-text-indent="false"/>
      <style:text-properties style:font-name-asian="Lucida Console"/>
    </style:style>
    <style:style style:name="P51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style:font-name-asian="Times New Roman" style:font-size-complex="10pt" style:language-complex="ar" style:country-complex="SA" fo:hyphenate="true" fo:hyphenation-remain-char-count="2" fo:hyphenation-push-char-count="2"/>
    </style:style>
    <style:style style:name="P52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3" style:family="paragraph" style:parent-style-name="Ассемблер">
      <style:paragraph-properties fo:margin-left="0.318cm" fo:margin-right="0cm" fo:text-align="start" style:justify-single-word="false" fo:text-indent="0cm" style:auto-text-indent="false"/>
    </style:style>
    <style:style style:name="P54" style:family="paragraph" style:parent-style-name="Ассемблер">
      <style:paragraph-properties fo:margin-left="0.127cm" fo:margin-right="0cm" fo:text-indent="0cm" style:auto-text-indent="false"/>
    </style:style>
    <style:style style:name="P55" style:family="paragraph" style:parent-style-name="Ассемблер">
      <style:paragraph-properties fo:margin-left="0.127cm" fo:margin-right="0cm" fo:text-align="start" style:justify-single-word="false" fo:text-indent="0cm" style:auto-text-indent="false"/>
    </style:style>
    <style:style style:name="P56" style:family="paragraph" style:parent-style-name="Ассемблер">
      <style:paragraph-properties fo:margin-left="0.127cm" fo:margin-right="0cm" fo:text-indent="0cm" style:auto-text-indent="false" style:snap-to-layout-grid="false"/>
    </style:style>
    <style:style style:name="P57" style:family="paragraph" style:parent-style-name="Ассемблер">
      <style:paragraph-properties fo:margin-left="0.127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499cm"/>
        </style:tab-stops>
      </style:paragraph-properties>
    </style:style>
    <style:style style:name="P58" style:family="paragraph" style:parent-style-name="Ассемблер">
      <style:paragraph-properties fo:margin-left="0cm" fo:margin-right="0cm" fo:text-indent="0cm" style:auto-text-indent="false"/>
    </style:style>
    <style:style style:name="P59" style:family="paragraph" style:parent-style-name="Ассемблер">
      <style:paragraph-properties fo:margin-left="0cm" fo:margin-right="0cm" fo:text-align="center" style:justify-single-word="false" fo:text-indent="0cm" style:auto-text-indent="false"/>
      <style:text-properties fo:font-size="9pt" fo:language="ru" fo:country="RU" style:font-size-asian="9pt"/>
    </style:style>
    <style:style style:name="P60" style:family="paragraph" style:parent-style-name="Ассемблер">
      <style:paragraph-properties fo:margin-left="0cm" fo:margin-right="0cm" fo:text-indent="0cm" style:auto-text-indent="false"/>
      <style:text-properties fo:language="ru" fo:country="RU"/>
    </style:style>
    <style:style style:name="P61" style:family="paragraph" style:parent-style-name="Ассемблер">
      <style:paragraph-properties fo:margin-left="0cm" fo:margin-right="0cm" fo:text-align="center" style:justify-single-word="false" fo:text-indent="0cm" style:auto-text-indent="false" fo:keep-with-next="always"/>
      <style:text-properties fo:font-size="9pt" fo:language="ru" fo:country="RU" style:font-size-asian="9pt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000000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63" style:family="paragraph" style:parent-style-name="Форт">
      <style:paragraph-properties fo:margin-left="0cm" fo:margin-right="0cm" fo:text-indent="0cm" style:auto-text-indent="false"/>
    </style:style>
    <style:style style:name="P64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use-window-font-color="true" style:font-name="Ubuntu Mono"/>
    </style:style>
    <style:style style:name="P65" style:family="paragraph" style:parent-style-name="Форт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0pt" fo:language="ru" fo:country="RU" fo:font-style="italic" fo:font-weight="bold" officeooo:rsid="00046fac" officeooo:paragraph-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66" style:family="paragraph" style:parent-style-name="Форт">
      <style:paragraph-properties fo:margin-left="0cm" fo:margin-right="0cm" fo:text-indent="0cm" style:auto-text-indent="false"/>
      <style:text-properties style:font-name="Ubuntu Mono"/>
    </style:style>
    <style:style style:name="P67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font-name="Ubuntu Mono"/>
    </style:style>
    <style:style style:name="P68" style:family="paragraph" style:parent-style-name="Форт">
      <style:paragraph-properties fo:margin-left="0cm" fo:margin-right="0cm" fo:text-indent="0cm" style:auto-text-indent="false"/>
      <style:text-properties officeooo:rsid="00046fac" officeooo:paragraph-rsid="00046fac"/>
    </style:style>
    <style:style style:name="P69" style:family="paragraph" style:parent-style-name="Форт">
      <style:paragraph-properties fo:margin-left="0cm" fo:margin-right="0cm" fo:text-indent="0cm" style:auto-text-indent="false"/>
      <style:text-properties officeooo:rsid="000c1692" officeooo:paragraph-rsid="000c1692"/>
    </style:style>
    <style:style style:name="P70" style:family="paragraph" style:parent-style-name="Форт">
      <style:paragraph-properties fo:margin-left="0cm" fo:margin-right="0cm" fo:text-indent="0cm" style:auto-text-indent="false"/>
      <style:text-properties fo:color="#000000" officeooo:rsid="000c1692" officeooo:paragraph-rsid="000c1692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 officeooo:paragraph-rsid="00046fac"/>
    </style:style>
    <style:style style:name="P73" style:family="paragraph" style:parent-style-name="Ассемблер">
      <style:paragraph-properties fo:margin-left="0.332cm" fo:margin-right="0cm" fo:text-indent="0cm" style:auto-text-indent="false"/>
    </style:style>
    <style:style style:name="P74" style:family="paragraph" style:parent-style-name="Ассемблер">
      <style:paragraph-properties fo:margin-left="0.332cm" fo:margin-right="0cm" fo:text-indent="0cm" style:auto-text-indent="false"/>
      <style:text-properties fo:language="ru" fo:country="RU"/>
    </style:style>
    <style:style style:name="P75" style:family="paragraph" style:parent-style-name="Ассемблер">
      <style:paragraph-properties fo:margin-left="0.332cm" fo:margin-right="0cm" fo:text-align="start" style:justify-single-word="false" fo:text-indent="0cm" style:auto-text-indent="false"/>
    </style:style>
    <style:style style:name="P76" style:family="paragraph" style:parent-style-name="Text">
      <style:text-properties style:font-name="Times New Roman" style:font-name-complex="Times New Roman"/>
    </style:style>
    <style:style style:name="P77" style:family="paragraph" style:parent-style-name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78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fo:color="#008000" style:font-name="Ubuntu Mono" style:font-name-asian="Times New Roman" style:font-size-complex="10pt" style:language-complex="ar" style:country-complex="SA" fo:hyphenate="true" fo:hyphenation-remain-char-count="2" fo:hyphenation-push-char-count="2"/>
    </style:style>
    <style:style style:name="P79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style:font-name="Ubuntu Mono" fo:hyphenate="true" fo:hyphenation-remain-char-count="2" fo:hyphenation-push-char-count="2"/>
    </style:style>
    <style:style style:name="P80" style:family="paragraph" style:parent-style-name="Standard">
      <style:paragraph-properties fo:margin-left="-0.018cm" fo:margin-right="0cm" fo:text-indent="0cm" style:auto-text-indent="false"/>
      <style:text-properties style:use-window-font-color="true" style:font-name="Ubuntu Mono"/>
    </style:style>
    <style:style style:name="P81" style:family="paragraph" style:parent-style-name="Text_20_body">
      <style:paragraph-properties fo:text-align="center" style:justify-single-word="false"/>
      <style:text-properties style:use-window-font-color="true" style:font-name="Times New Roman" fo:font-size="10pt" fo:language="ru" fo:country="RU" fo:font-style="italic" fo:font-weight="bold" officeooo: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8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83" style:family="paragraph" style:parent-style-name="Standard" style:list-style-name="L1">
      <style:text-properties fo:color="#000000" fo:language="ru" fo:country="RU" style:language-complex="ar" style:country-complex="SA"/>
    </style:style>
    <style:style style:name="P84" style:family="paragraph" style:parent-style-name="Standard" style:list-style-name="L1">
      <style:text-properties fo:color="#000000"/>
    </style:style>
    <style:style style:name="P85" style:family="paragraph" style:parent-style-name="Standard" style:list-style-name="WW8Num3">
      <style:paragraph-properties fo:margin-left="1.588cm" fo:margin-right="0cm" fo:text-indent="-0.635cm" style:auto-text-indent="false">
        <style:tab-stops>
          <style:tab-stop style:position="1.588cm"/>
        </style:tab-stops>
      </style:paragraph-properties>
    </style:style>
    <style:style style:name="P86" style:family="paragraph" style:parent-style-name="Heading_20_2">
      <style:paragraph-properties fo:text-align="center" style:justify-single-word="false"/>
      <style:text-properties style:use-window-font-color="true" style:font-name="Times New Roman"/>
    </style:style>
    <style:style style:name="P87" style:family="paragraph" style:parent-style-name="Heading_20_2">
      <style:paragraph-properties fo:text-align="center" style:justify-single-word="false"/>
      <style:text-properties style:font-name="Times New Roman"/>
    </style:style>
    <style:style style:name="P88" style:family="paragraph" style:parent-style-name="Heading_20_2">
      <style:paragraph-properties fo:text-align="center" style:justify-single-word="false"/>
      <style:text-properties fo:color="#0000ff" fo:font-weight="normal" style:font-weight-asian="normal"/>
    </style:style>
    <style:style style:name="P89" style:family="paragraph" style:parent-style-name="Heading_20_2">
      <style:paragraph-properties fo:text-align="center" style:justify-single-word="false"/>
      <style:text-properties fo:color="#0000ff" fo:language="en" fo:country="US" fo:font-weight="normal" style:font-weight-asian="normal"/>
    </style:style>
    <style:style style:name="P90" style:family="paragraph" style:parent-style-name="Heading_20_2">
      <style:paragraph-properties fo:text-align="center" style:justify-single-word="false" fo:orphans="2" fo:widows="2" fo:hyphenation-ladder-count="no-limit" style:writing-mode="lr-tb"/>
      <style:text-properties style:use-window-font-color="true" fo:font-size="10pt" fo:language="ru" fo:country="RU" style:font-name-asian="Times New Roman" style:font-size-asian="10pt" style:font-size-complex="10pt" style:language-complex="ar" style:country-complex="SA" fo:hyphenate="true" fo:hyphenation-remain-char-count="2" fo:hyphenation-push-char-count="2"/>
    </style:style>
    <style:style style:name="P91" style:family="paragraph" style:parent-style-name="Ассемблер">
      <style:paragraph-properties fo:margin-left="0cm" fo:margin-right="0cm" fo:text-indent="0cm" style:auto-text-indent="false"/>
      <style:text-properties style:use-window-font-color="true" style:font-name="Times New Roman" fo:font-size="10pt" fo:language="ru" fo:country="RU" officeooo:rsid="000ef864" officeooo:paragraph-rsid="000ef864" style:font-name-asian="Times New Roman" style:font-size-asian="10pt" style:font-name-complex="Times New Roman" style:font-size-complex="10pt" style:language-complex="ar" style:country-complex="SA"/>
    </style:style>
    <style:style style:name="P92" style:family="paragraph" style:parent-style-name="Форт">
      <style:paragraph-properties fo:margin-left="0cm" fo:margin-right="0cm" fo:text-indent="0cm" style:auto-text-indent="false"/>
      <style:text-properties style:use-window-font-color="true" style:font-name="Times New Roman" fo:font-size="10pt" fo:language="ru" fo:country="RU" officeooo:rsid="000ef864" officeooo:paragraph-rsid="000ef864" style:font-name-asian="Times New Roman" style:font-size-asian="10pt" style:font-name-complex="Times New Roman" style:font-size-complex="10pt" style:language-complex="ar" style:country-complex="SA"/>
    </style:style>
    <style:style style:name="P93" style:family="paragraph" style:parent-style-name="Форт">
      <style:text-properties officeooo:paragraph-rsid="000ef86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Lucida Console"/>
    </style:style>
    <style:style style:name="T4" style:family="text">
      <style:text-properties fo:language="ru" fo:country="RU" style:language-asian="zxx" style:country-asian="none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fo:language="ru" fo:country="RU" fo:font-weight="bold" style:font-weight-asian="bold" style:language-complex="ar" style:country-complex="SA" style:font-weight-complex="bold"/>
    </style:style>
    <style:style style:name="T7" style:family="text">
      <style:text-properties fo:language="ru" fo:country="RU" fo:font-style="italic" style:font-style-asian="italic" style:language-complex="ar" style:country-complex="SA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language="ru" fo:country="RU"/>
    </style:style>
    <style:style style:name="T10" style:family="text">
      <style:text-properties fo:color="#000080" style:font-name-asian="Lucida Console"/>
    </style:style>
    <style:style style:name="T11" style:family="text">
      <style:text-properties fo:color="#008000"/>
    </style:style>
    <style:style style:name="T12" style:family="text">
      <style:text-properties fo:color="#008000" fo:language="ru" fo:country="RU"/>
    </style:style>
    <style:style style:name="T13" style:family="text">
      <style:text-properties fo:color="#008000" fo:language="ru" fo:country="RU" style:font-name-asian="Times New Roman" style:font-size-complex="10pt" style:language-complex="ar" style:country-complex="SA"/>
    </style:style>
    <style:style style:name="T14" style:family="text">
      <style:text-properties fo:color="#008000" fo:language="ru" fo:country="RU" style:language-complex="ar" style:country-complex="SA"/>
    </style:style>
    <style:style style:name="T15" style:family="text">
      <style:text-properties fo:color="#008000" style:font-name="Ubuntu Mono"/>
    </style:style>
    <style:style style:name="T16" style:family="text">
      <style:text-properties fo:color="#008000" style:font-name="Ubuntu Mono" style:font-name-asian="Times New Roman" style:font-size-complex="10pt" style:language-complex="ar" style:country-complex="SA"/>
    </style:style>
    <style:style style:name="T17" style:family="text">
      <style:text-properties fo:color="#008000" style:font-name="Ubuntu Mono" fo:language="ru" fo:country="RU" style:language-complex="ar" style:country-complex="SA"/>
    </style:style>
    <style:style style:name="T18" style:family="text">
      <style:text-properties fo:color="#008000" fo:font-size="9pt" fo:language="ru" fo:country="RU" style:font-size-asian="9pt" style:font-size-complex="9pt"/>
    </style:style>
    <style:style style:name="T19" style:family="text">
      <style:text-properties style:font-name-asian="Lucida Console"/>
    </style:style>
    <style:style style:name="T20" style:family="text">
      <style:text-properties fo:color="#ff0000"/>
    </style:style>
    <style:style style:name="T21" style:family="text">
      <style:text-properties fo:color="#ff0000" fo:language="ru" fo:country="RU"/>
    </style:style>
    <style:style style:name="T22" style:family="text">
      <style:text-properties fo:color="#ff0000" style:font-name="Times New Roman"/>
    </style:style>
    <style:style style:name="T23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style:font-name="Ubuntu Mono"/>
    </style:style>
    <style:style style:name="T25" style:family="text">
      <style:text-properties fo:color="#ff0000" officeooo:rsid="000a7ae6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style="italic" style:font-style-asian="italic" style:language-complex="ar" style:country-complex="SA" style:font-style-complex="italic"/>
    </style:style>
    <style:style style:name="T29" style:family="text">
      <style:text-properties fo:color="#000000" style:font-name-asian="Lucida Console"/>
    </style:style>
    <style:style style:name="T30" style:family="text">
      <style:text-properties fo:color="#000000" fo:font-size="9pt" fo:language="ru" fo:country="RU" style:font-size-asian="9pt" style:font-size-complex="9pt"/>
    </style:style>
    <style:style style:name="T31" style:family="text">
      <style:text-properties fo:color="#000000" officeooo:rsid="00062b54"/>
    </style:style>
    <style:style style:name="T32" style:family="text">
      <style:text-properties fo:color="#000000" officeooo:rsid="000c1692"/>
    </style:style>
    <style:style style:name="T33" style:family="text">
      <style:text-properties fo:color="#000000" officeooo:rsid="000a7ae6"/>
    </style:style>
    <style:style style:name="T34" style:family="text">
      <style:text-properties fo:color="#0000ff"/>
    </style:style>
    <style:style style:name="T35" style:family="text">
      <style:text-properties fo:color="#0000ff" fo:language="en" fo:country="US"/>
    </style:style>
    <style:style style:name="T36" style:family="text">
      <style:text-properties fo:color="#0000ff" style:font-name="Ubuntu Mono"/>
    </style:style>
    <style:style style:name="T37" style:family="text">
      <style:text-properties fo:color="#0000ff" style:font-name="Ubuntu Mono" fo:font-style="italic" style:font-style-asian="italic" style:font-style-complex="italic"/>
    </style:style>
    <style:style style:name="T38" style:family="text">
      <style:text-properties fo:color="#0000ff" style:font-name="Times New Roman"/>
    </style:style>
    <style:style style:name="T39" style:family="text">
      <style:text-properties fo:color="#0000ff" fo:language="ru" fo:country="RU"/>
    </style:style>
    <style:style style:name="T40" style:family="text">
      <style:text-properties fo:color="#0000ff" fo:language="ru" fo:country="RU" style:font-name-asian="Lucida Console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style:font-name="Lucida Console" fo:font-size="9pt" fo:language="en" fo:country="US" fo:font-weight="normal" style:font-name-asian="Times New Roman" style:font-size-asian="8pt" style:font-weight-asian="normal" style:font-name-complex="Lucida Console" style:font-size-complex="10pt" style:language-complex="ar" style:country-complex="SA" style:font-weight-complex="normal"/>
    </style:style>
    <style:style style:name="T43" style:family="text">
      <style:text-properties fo:color="#0000ff" style:font-name="Lucida Console" fo:font-size="9pt" fo:language="en" fo:country="US" style:font-name-asian="Times New Roman" style:font-size-asian="8pt" style:font-name-complex="Lucida Console" style:font-size-complex="10pt" style:language-complex="ar" style:country-complex="SA"/>
    </style:style>
    <style:style style:name="T44" style:family="text">
      <style:text-properties fo:color="#0000ff" style:font-name="Lucida Console1" fo:font-size="9pt" style:font-size-asian="9pt" style:font-size-complex="9pt"/>
    </style:style>
    <style:style style:name="T45" style:family="text">
      <style:text-properties fo:color="#0000ff" fo:font-size="9pt" style:font-size-asian="9pt" style:font-size-complex="9pt"/>
    </style:style>
    <style:style style:name="T46" style:family="text">
      <style:text-properties fo:color="#0000ff" fo:font-size="9pt" fo:language="ru" fo:country="RU" style:font-size-asian="9pt" style:font-size-complex="9pt"/>
    </style:style>
    <style:style style:name="T47" style:family="text">
      <style:text-properties fo:language="zxx" fo:country="none" style:language-asian="zxx" style:country-asian="none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style:font-name="Ubuntu Mono"/>
    </style:style>
    <style:style style:name="T50" style:family="text">
      <style:text-properties style:use-window-font-color="true" style:font-name="Ubuntu Mono" officeooo:rsid="000a7ae6"/>
    </style:style>
    <style:style style:name="T51" style:family="text">
      <style:text-properties style:use-window-font-color="true" style:font-name="Times New Roman"/>
    </style:style>
    <style:style style:name="T52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style:font-name="Times New Roman" fo:font-size="10pt" fo:language="ru" fo:country="RU" officeooo:rsid="000ca2ee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fo:language="ru" fo:country="RU"/>
    </style:style>
    <style:style style:name="T55" style:family="text">
      <style:text-properties fo:color="#0099ff"/>
    </style:style>
    <style:style style:name="T56" style:family="text">
      <style:text-properties fo:color="#0099ff" fo:language="ru" fo:country="RU"/>
    </style:style>
    <style:style style:name="T57" style:family="text">
      <style:text-properties fo:color="#0099ff" fo:language="ru" fo:country="RU" fo:font-weight="bold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="Times New Roman"/>
    </style:style>
    <style:style style:name="T60" style:family="text">
      <style:text-properties style:font-name="Lucida Console1"/>
    </style:style>
    <style:style style:name="T61" style:family="text">
      <style:text-properties fo:font-size="9pt" fo:language="ru" fo:country="RU" style:font-size-asian="9pt" style:font-size-complex="9pt"/>
    </style:style>
    <style:style style:name="T62" style:family="text">
      <style:text-properties fo:color="#355e00" fo:language="ru" fo:country="RU" style:language-complex="ar" style:country-complex="SA"/>
    </style:style>
    <style:style style:name="T63" style:family="text">
      <style:text-properties fo:color="#008080" fo:language="ru" fo:country="RU"/>
    </style:style>
    <style:style style:name="T64" style:family="text">
      <style:text-properties fo:color="#008080" fo:language="ru" fo:country="RU" style:language-complex="ar" style:country-complex="SA"/>
    </style:style>
    <style:style style:name="T65" style:family="text">
      <style:text-properties fo:color="#008080" fo:language="ru" fo:country="RU" style:font-name-asian="Times New Roman" style:font-size-complex="10pt" style:language-complex="ar" style:country-complex="SA"/>
    </style:style>
    <style:style style:name="T66" style:family="text">
      <style:text-properties fo:color="#008080" fo:language="ru" fo:country="RU" fo:font-weight="bold" style:font-weight-asian="bold" style:font-weight-complex="bold"/>
    </style:style>
    <style:style style:name="T67" style:family="text">
      <style:text-properties fo:color="#008080" fo:language="ru" fo:country="RU" fo:font-weight="bold" style:font-weight-asian="bold" style:language-complex="ar" style:country-complex="SA" style:font-weight-complex="bold"/>
    </style:style>
    <style:style style:name="T68" style:family="text">
      <style:text-properties fo:color="#008080" fo:language="ru" fo:country="RU" fo:font-weight="bold" style:font-name-asian="Times New Roman" style:font-weight-asian="bold" style:font-size-complex="10pt" style:language-complex="ar" style:country-complex="SA" style:font-weight-complex="bold"/>
    </style:style>
    <style:style style:name="T69" style:family="text">
      <style:text-properties style:font-name="Ubuntu Mono" fo:language="ru" fo:country="RU" style:language-complex="ar" style:country-complex="SA"/>
    </style:style>
    <style:style style:name="T70" style:family="text">
      <style:text-properties style:font-name="Ubuntu Mono" fo:language="ru" fo:country="RU" fo:font-weight="bold" style:font-weight-asian="bold" style:language-complex="ar" style:country-complex="SA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06e4fd" style:font-weight-asian="bold" style:font-weight-complex="bold"/>
    </style:style>
    <style:style style:name="T73" style:family="text">
      <style:text-properties officeooo:rsid="00046fac"/>
    </style:style>
    <style:style style:name="T74" style:family="text">
      <style:text-properties officeooo:rsid="00062b54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06e4fd"/>
    </style:style>
    <style:style style:name="T77" style:family="text">
      <style:text-properties style:text-underline-style="none" fo:font-weight="bold" style:font-weight-asian="bold" style:font-weight-complex="bold"/>
    </style:style>
    <style:style style:name="T78" style:family="text">
      <style:text-properties style:text-underline-style="none" fo:font-weight="bold" officeooo:rsid="0006e4fd" style:font-weight-asian="bold" style:font-weight-complex="bold"/>
    </style:style>
    <style:style style:name="T79" style:family="text">
      <style:text-properties style:text-underline-style="none" fo:font-weight="bold" officeooo:rsid="00062b54" style:font-weight-asian="bold" style:font-weight-complex="bold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officeooo:rsid="0006e4fd" style:font-weight-asian="normal" style:font-weight-complex="normal"/>
    </style:style>
    <style:style style:name="T82" style:family="text">
      <style:text-properties officeooo:rsid="0006e4fd"/>
    </style:style>
    <style:style style:name="T83" style:family="text">
      <style:text-properties officeooo:rsid="0007cfca"/>
    </style:style>
    <style:style style:name="T84" style:family="text">
      <style:text-properties officeooo:rsid="000a7ae6"/>
    </style:style>
    <style:style style:name="T85" style:family="text">
      <style:text-properties fo:color="#999999"/>
    </style:style>
    <style:style style:name="T86" style:family="text">
      <style:text-properties fo:color="#999999" officeooo:rsid="000a7ae6"/>
    </style:style>
    <style:style style:name="T87" style:family="text">
      <style:text-properties officeooo:rsid="000c1692"/>
    </style:style>
    <style:style style:name="T88" style:family="text">
      <style:text-properties fo:color="#666666"/>
    </style:style>
    <style:style style:name="T89" style:family="text">
      <style:text-properties fo:color="#666666" officeooo:rsid="000c1692"/>
    </style:style>
    <style:style style:name="T90" style:family="text">
      <style:text-properties officeooo:rsid="000c56c5"/>
    </style:style>
    <style:style style:name="T91" style:family="text">
      <style:text-properties officeooo:rsid="000c7954"/>
    </style:style>
    <style:style style:name="T92" style:family="text">
      <style:text-properties officeooo:rsid="000ca2ee"/>
    </style:style>
    <style:style style:name="T93" style:family="text">
      <style:text-properties officeooo:rsid="000e4ad7"/>
    </style:style>
    <style:style style:name="T94" style:family="text">
      <style:text-properties officeooo:rsid="000ef864"/>
    </style:style>
    <style:style style:name="T95" style:family="text">
      <style:text-properties officeooo:rsid="000f5870"/>
    </style:style>
    <style:style style:name="T9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Дополнительные команды ассемблера <text:line-break/>для микроконтроллеров семейства <text:span text:style-name="T1">AVR</text:span></text:p>
      <text:p text:style-name="P3"/>
      <text:p text:style-name="Standard">Заинтересовавшись микроконтроллерами семейства <text:s/><text:span text:style-name="T1">AVR</text:span> фирмы <text:span text:style-name="T1">Atmel</text:span>, я стал искать компилятор языка Форт для них. В инете нашлось несколько таких программ, но в одних не нравился интерфейс, в других отсутствие документации или(и) ограничения на размер кода, отсутствие исходников и прочие болячки. Среди этих находок попался и продукт Брэда Экерта (<text:span text:style-name="T1">Brad</text:span> <text:span text:style-name="T1">Eckert</text:span>) <text:span text:style-name="T1">Firmware</text:span> <text:span text:style-name="T1">Studio</text:span> (<text:a xlink:type="simple" xlink:href="http://www.tinyboot.com/" text:style-name="Internet_20_link" text:visited-style-name="Visited_20_Internet_20_Link"><text:span text:style-name="Internet_20_link"><text:span text:style-name="T1">http</text:span></text:span></text:a><text:a xlink:type="simple" xlink:href="http://www.tinyboot.com/" text:style-name="Internet_20_link" text:visited-style-name="Visited_20_Internet_20_Link"><text:span text:style-name="Internet_20_link">://</text:span></text:a><text:a xlink:type="simple" xlink:href="http://www.tinyboot.com/" text:style-name="Internet_20_link" text:visited-style-name="Visited_20_Internet_20_Link"><text:span text:style-name="Internet_20_link"><text:span text:style-name="T1">www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tinyboot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com</text:span></text:span></text:a>).</text:p>
      <text:p text:style-name="Standard">Отличный интерфейс, средства отладки, исходники, документация … всё как надо.</text:p>
      <text:p text:style-name="Standard">Автор поставил перед собой (и решил) сложную задачу: создать программную совместимость между микроконтроллерами различных фирм, архитектур и назначений - 8051, G<text:span text:style-name="T1">o</text:span>ld<text:span text:style-name="T1">Fire</text:span> и <text:span text:style-name="T1">AVR</text:span>. Он добился их совместимости на уровне Форта и теперь у разработчика развязаны руки в выборе целевого процессора для реализации своей задумки, можно не стесняясь использовать старые наработки.</text:p>
      <text:p text:style-name="Standard">Всё это хорошо, но мне пока туда не надо.</text:p>
      <text:p text:style-name="Standard">Взяв этот продукт на вооружение, я быстро убедился, что до полноценного использования Форта в микроконтроллерах я еще не дорос, и вернулся в привычный ассемблер фирменного пакета <text:span text:style-name="T1">AVR</text:span> <text:span text:style-name="T1">Studio</text:span>. Тоже хороший продукт, но:</text:p>
      <text:list xml:id="list3368340241886905820" text:style-name="WW8Num3">
        <text:list-item>
          <text:p text:style-name="P85">на дух не переносит кириллицу (допускает только в комментариях)</text:p>
        </text:list-item>
        <text:list-item>
          <text:p text:style-name="P85">столбовая запись программы, типичная для всех ассемблеров (очень длинные листинги получаются)</text:p>
        </text:list-item>
        <text:list-item>
          <text:p text:style-name="P85">бесконечные метки, метки и метки для ссылок (очень напрягает их выдумывать неповторяющимися)</text:p>
        </text:list-item>
      </text:list>
      <text:p text:style-name="Standard">Я отметил эти недостатки (нюансы?) только потому, что в ассемблере <text:span text:style-name="T1">Firmware</text:span> <text:span text:style-name="T1">Studio</text:span> их нет (справедливости ради должен отметить, там есть свои нюансы, но не о них сейчас речь).</text:p>
      <text:p text:style-name="Standard">Ассемблер <text:span text:style-name="T1">Firmware</text:span> <text:span text:style-name="T1">Studio</text:span> лояльно относится к любым символам. В именах подпрограмм, регистров и пр. могут встречаться любые знаки, вплоть до препинания и стрелок. Команды можно записывать как в столбик, так и в строчку, а метки можно вообще не изобретать. Все это вкупе дало возможность писать программы на ассемблере, почти как на Си, «с чувством, с толком, с расстановкой».</text:p>
      <text:p text:style-name="Standard">Вот так:</text:p>
      <text:p text:style-name="P33"/>
      <text:p text:style-name="Форт">code<text:span text:style-name="T2"> </text:span><text:span text:style-name="T9">Деление</text:span><text:span text:style-name="T2"> </text:span><text:span text:style-name="T12">( делимое делитель -- остаток целое делитель) </text:span><text:span text:style-name="T11">c</text:span><text:span text:style-name="T12">( деление 8/8)</text:span></text:p>
      <text:p text:style-name="P34"><text:span text:style-name="T3"><text:s text:c="5"/></text:span><text:span text:style-name="T2">\ <text:s text:c="11"/></text:span>r<text:span text:style-name="T2">1 <text:s text:c="5"/></text:span>r<text:span text:style-name="T2">0 <text:s text:c="8"/></text:span>r<text:span text:style-name="T2">2 <text:s text:c="4"/></text:span>r<text:span text:style-name="T2">1 <text:s text:c="4"/></text:span>r<text:span text:style-name="T2">0</text:span></text:p>
      <text:p text:style-name="P34"><text:span text:style-name="T3"><text:s text:c="5"/></text:span><text:span text:style-name="T2">\ вход: <text:s text:c="16"/></text:span>r<text:span text:style-name="T2">1 - делимое; </text:span>r<text:span text:style-name="T2">0 - делитель</text:span></text:p>
      <text:p text:style-name="P34"><text:span text:style-name="T3"><text:s text:c="5"/></text:span><text:span text:style-name="T2">\ выход: <text:s/></text:span>r<text:span text:style-name="T2">2 - остаток; </text:span>r<text:span text:style-name="T2">1 - целое; <text:s text:c="2"/></text:span>r<text:span text:style-name="T2">0 - делитель</text:span></text:p>
      <text:p text:style-name="P35"><text:span text:style-name="T19"><text:s text:c="5"/></text:span>\ измена: Раб</text:p>
      <text:p text:style-name="Форт"><text:span text:style-name="T3"><text:s text:c="5"/></text:span><text:span text:style-name="T8">sub</text:span><text:span text:style-name="T9"> </text:span><text:span text:style-name="T8">r</text:span><text:span text:style-name="T9">2,</text:span><text:span text:style-name="T8">r</text:span><text:span text:style-name="T9">2 </text:span><text:span text:style-name="T12">\ очистить остаток и перенос</text:span></text:p>
      <text:p text:style-name="Форт"><text:span text:style-name="T3"><text:s text:c="5"/></text:span><text:span text:style-name="T8">ldi Раб,9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rol r1</text:span></text:p>
      <text:p text:style-name="Форт"><text:span text:style-name="T10"><text:s text:c="10"/></text:span><text:span text:style-name="T8">dec Раб <text:s text:c="3"/></text:span>if_z<text:span text:style-name="T8"> ret </text:span>then</text:p>
      <text:p text:style-name="P37"><text:span text:style-name="T19"><text:s text:c="10"/></text:span>rol r2</text:p>
      <text:p text:style-name="Форт"><text:span text:style-name="T10"><text:s text:c="10"/></text:span><text:span text:style-name="T8">sub r2,r0 <text:s/></text:span>if_c<text:span text:style-name="T8"> <text:s/>add r2,r0 clc </text:span>else<text:span text:style-name="T8"> sec </text:span>then</text:p>
      <text:p text:style-name="Форт"><text:span text:style-name="T19"><text:s text:c="5"/></text:span>again</text:p>
      <text:p text:style-name="Форт"><text:span text:style-name="T3"><text:s text:c="5"/></text:span>c<text:span text:style-name="T2">;</text:span></text:p>
      <text:p text:style-name="P4"/>
      <text:p text:style-name="Standard">Вызывается эта подпрограмма так:</text:p>
      <text:p text:style-name="Standard"/>
      <text:p text:style-name="Форт"><text:span text:style-name="T20">Rcall</text:span><text:span text:style-name="T2"> Деление \ обратите внимание что имя подпрограммы написано кириллицей</text:span></text:p>
      <text:p text:style-name="Standard"/>
      <text:p text:style-name="Standard">Или вот еще пример:</text:p>
      <text:p text:style-name="Standard"/>
      <text:p text:style-name="Форт">code <text:span text:style-name="T8">Main</text:span> <text:span text:style-name="T11">\ основной цикл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wdr</text:span></text:p>
      <text:p text:style-name="Форт"><text:span text:style-name="T19"><text:s text:c="10"/></text:span>if<text:span text:style-name="T2">_</text:span>b<text:span text:style-name="T2"> </text:span><text:span text:style-name="T9">КнопкиСчитаны</text:span></text:p>
      <text:p text:style-name="Форт"><text:span text:style-name="T3"><text:s text:c="15"/></text:span>clr<text:span text:style-name="T2">_</text:span>b<text:span text:style-name="T2"> <text:s/></text:span><text:span text:style-name="T9">КнопкиСчитаны</text:span><text:span text:style-name="T2"> </text:span><text:span text:style-name="T12">\ принято к исполнению</text:span></text:p>
      <text:p text:style-name="Форт"><text:span text:style-name="T3"><text:s text:c="15"/></text:span><text:span text:style-name="T8">mov</text:span><text:span text:style-name="T2"> </text:span><text:span text:style-name="T8">rab</text:span><text:span text:style-name="T2">,</text:span><text:span text:style-name="T8">knp</text:span></text:p>
      <text:p text:style-name="Форт"><text:span text:style-name="T3"><text:s text:c="15"/></text:span><text:span text:style-name="T8">swap</text:span><text:span text:style-name="T2"> </text:span><text:span text:style-name="T8">knp</text:span><text:span text:style-name="T2"> <text:s text:c="2"/></text:span><text:span text:style-name="T12">\ свежие кнопки </text:span><text:span text:style-name="T11">kA</text:span><text:span text:style-name="T12">' </text:span><text:span text:style-name="T11">kB</text:span><text:span text:style-name="T12">' </text:span><text:span text:style-name="T11">kS</text:span><text:span text:style-name="T12">'</text:span><text:span text:style-name="T2"> </text:span><text:span text:style-name="T12">( 0=нажатие)</text:span></text:p>
      <text:p text:style-name="Форт"><text:span text:style-name="T3"><text:s text:c="15"/></text:span><text:span text:style-name="T8">eor</text:span><text:span text:style-name="T2"> </text:span><text:span text:style-name="T8">rab</text:span><text:span text:style-name="T9">,</text:span><text:span text:style-name="T8">knp</text:span><text:span text:style-name="T2"> </text:span><text:span text:style-name="T8">andi</text:span><text:span text:style-name="T2"> </text:span><text:span text:style-name="T8">rab</text:span><text:span text:style-name="T9">,7</text:span><text:span text:style-name="T2"> </text:span><text:span text:style-name="T12">\ выделение измененных кнопок</text:span></text:p>
      <text:p text:style-name="Форт"><text:span text:style-name="T3"><text:s text:c="15"/></text:span>if_nz</text:p>
      <text:p text:style-name="Форт"><text:span text:style-name="T19"><text:s text:c="20"/></text:span>if_b <text:span text:style-name="T8">rabS</text:span></text:p>
      <text:p text:style-name="Форт"><text:span text:style-name="T19"><text:s text:c="25"/></text:span>if_nb <text:span text:style-name="T8">kS'</text:span> <text:span text:style-name="T20">rcall</text:span> <text:span text:style-name="T8">IndStatus</text:span> else <text:span text:style-name="T20">rcall</text:span> <text:span text:style-name="T8">IndPower</text:span> then</text:p>
      <text:p text:style-name="Форт"><text:span text:style-name="T19"><text:s text:c="20"/></text:span>else</text:p>
      <text:p text:style-name="Форт"><text:span text:style-name="T19"><text:s text:c="25"/></text:span><text:span text:style-name="T8">mov rab,knp <text:s/>swap rab <text:s text:c="2"/>lsr rab</text:span> <text:span text:style-name="T11">\ раб=00SB A0S'B'</text:span></text:p>
      <text:p text:style-name="Форт"><text:span text:style-name="T19"><text:s text:c="25"/></text:span><text:span text:style-name="T8">eor rab,knp <text:s/>andi rab,1</text:span> <text:span text:style-name="T11">\ раб=0000 000(B' eor A) 1-если разный</text:span></text:p>
      <text:p text:style-name="Форт"><text:span text:style-name="T19"><text:s text:c="25"/></text:span>if_b kS'</text:p>
      <text:p text:style-name="Форт"><text:span text:style-name="T19"><text:s text:c="30"/></text:span>if_nz <text:s text:c="2"/><text:span text:style-name="T11">\ +</text:span></text:p>
      <text:p text:style-name="Форт"><text:span text:style-name="T19"><text:s text:c="35"/></text:span><text:span text:style-name="T8">inc Мощность</text:span></text:p>
      <text:p text:style-name="Форт"><text:span text:style-name="T19"><text:s text:c="30"/></text:span>else <text:s text:c="3"/><text:span text:style-name="T11">\ -</text:span></text:p>
      <text:p text:style-name="Форт"><text:span text:style-name="T19"><text:s text:c="35"/></text:span><text:span text:style-name="T8">dec Мощность</text:span></text:p>
      <text:p text:style-name="Форт"><text:span text:style-name="T19"><text:s text:c="30"/></text:span>then</text:p>
      <text:p text:style-name="Форт"><text:soft-page-break/><text:span text:style-name="T19"><text:s text:c="30"/></text:span><text:span text:style-name="T20">rcall</text:span> IndPower</text:p>
      <text:p text:style-name="Форт"><text:span text:style-name="T19"><text:s text:c="30"/></text:span><text:span text:style-name="T12">\ расчет задержек</text:span></text:p>
      <text:p text:style-name="Форт"><text:span text:style-name="T3"><text:s text:c="30"/></text:span><text:span text:style-name="T8">cli</text:span></text:p>
      <text:p text:style-name="Форт"><text:span text:style-name="T3"><text:s text:c="30"/></text:span><text:span text:style-name="T20">rcall</text:span><text:span text:style-name="T2"> </text:span><text:span text:style-name="T9">РасчетЗадержек</text:span></text:p>
      <text:p text:style-name="Форт"><text:span text:style-name="T3"><text:s text:c="30"/></text:span><text:span text:style-name="T8">sei</text:span></text:p>
      <text:p text:style-name="Форт"><text:span text:style-name="T3"><text:s text:c="30"/></text:span><text:span text:style-name="T8">ldi</text:span><text:span text:style-name="T9">[ </text:span><text:span text:style-name="T8">rab</text:span><text:span text:style-name="T9"> </text:span><text:span text:style-name="T8">int</text:span><text:span text:style-name="T9">1 ] </text:span><text:span text:style-name="T8">out</text:span><text:span text:style-name="T9"> </text:span><text:span text:style-name="T8">gimsk</text:span><text:span text:style-name="T9">,</text:span><text:span text:style-name="T8">rab</text:span><text:span text:style-name="T2"> </text:span><text:span text:style-name="T12">\ разрешить прерывание1</text:span></text:p>
      <text:p text:style-name="Форт"><text:span text:style-name="T3"><text:s text:c="25"/></text:span>else</text:p>
      <text:p text:style-name="Форт"><text:span text:style-name="T19"><text:s text:c="30"/></text:span>if_nz</text:p>
      <text:p text:style-name="Форт"><text:span text:style-name="T19"><text:s text:c="35"/></text:span><text:span text:style-name="T8">inc Режим</text:span></text:p>
      <text:p text:style-name="Форт"><text:span text:style-name="T19"><text:s text:c="30"/></text:span>else</text:p>
      <text:p text:style-name="Форт"><text:span text:style-name="T19"><text:s text:c="35"/></text:span><text:span text:style-name="T8">dec Режим</text:span></text:p>
      <text:p text:style-name="Форт"><text:span text:style-name="T19"><text:s text:c="30"/></text:span>then</text:p>
      <text:p text:style-name="Форт"><text:span text:style-name="T19"><text:s text:c="30"/></text:span><text:span text:style-name="T8">mov rab,Режим andi rab,3 mov Режим,rab</text:span></text:p>
      <text:p text:style-name="Форт"><text:span text:style-name="T19"><text:s text:c="30"/></text:span><text:span text:style-name="T20">rcall</text:span> IndStatus</text:p>
      <text:p text:style-name="Форт"><text:span text:style-name="T19"><text:s text:c="25"/></text:span>then</text:p>
      <text:p text:style-name="Форт"><text:span text:style-name="T19"><text:s text:c="20"/></text:span>then</text:p>
      <text:p text:style-name="Форт"><text:span text:style-name="T19"><text:s text:c="15"/></text:span>then</text:p>
      <text:p text:style-name="Форт"><text:span text:style-name="T19"><text:s text:c="10"/></text:span>then</text:p>
      <text:p text:style-name="Форт"><text:span text:style-name="T19"><text:s text:c="10"/></text:span><text:span text:style-name="T8">sleep</text:span></text:p>
      <text:p text:style-name="Форт"><text:span text:style-name="T3"><text:s text:c="5"/></text:span>again<text:span text:style-name="T2"> </text:span>c<text:span text:style-name="T2">;</text:span></text:p>
      <text:p text:style-name="Standard"/>
      <text:p text:style-name="P8">Эти куски кода «выдраны» из рабочих проектов и приведены только для иллюстрации структурированности кода и его читабельности. Сразу видно, какие части кода работают в зависимости от различных условий. Возможность записать несколько команд в одной <text:s/>строке, позволяет выделять кванты действия, т.е. неделимую последовательность команд, преследующую единую цель. Всё это облегчает написание и отладку программ и это притом, что результирующий код остается столь же компактным, что и <text:s/>в классическом ассемблере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Результат работы форт-ассемблера Брэда Экерта</text:p>
          </table:table-cell>
          <table:table-cell table:style-name="Таблица1.B1" office:value-type="string">
            <text:p text:style-name="P2">Листинг классического ассемблера</text:p>
          </table:table-cell>
        </table:table-row>
        <table:table-row table:style-name="Таблица1.1">
          <table:table-cell table:style-name="Таблица1.A2" office:value-type="string">
            <text:p text:style-name="P53"><text:span text:style-name="T2">0007</text:span>E<text:span text:style-name="T2"> Деление: </text:span>SUB<text:span text:style-name="T2"> <text:s text:c="2"/></text:span>R<text:span text:style-name="T2">2,</text:span>R<text:span text:style-name="T2">2</text:span></text:p>
          </table:table-cell>
          <table:table-cell table:style-name="Таблица1.B2" office:value-type="string">
            <text:p text:style-name="P55">div<text:span text:style-name="T2">: <text:s text:c="3"/></text:span>sub<text:span text:style-name="T2"> <text:s/></text:span>drem<text:span text:style-name="T2">8</text:span>u<text:span text:style-name="T2">,</text:span>drem<text:span text:style-name="T2">8</text:span>u<text:span text:style-name="T2"> ;очистить остаток и перенос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80 <text:s text:c="9"/>LDI <text:s text:c="2"/>R16,9</text:p>
          </table:table-cell>
          <table:table-cell table:style-name="Таблица1.B3" office:value-type="string">
            <text:p text:style-name="P55"><text:span text:style-name="T3"><text:s text:c="8"/></text:span>Ldi<text:span text:style-name="T2"> <text:s/></text:span>dcnt<text:span text:style-name="T2">8</text:span>u<text:span text:style-name="T2">,9 <text:s text:c="5"/>;инициализировать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82 <text:s text:c="9"/>ROL <text:s text:c="2"/>R1</text:p>
          </table:table-cell>
          <table:table-cell table:style-name="Таблица1.B3" office:value-type="string">
            <text:p text:style-name="P55">D<text:span text:style-name="T2">8</text:span>u<text:span text:style-name="T2">_1: <text:s/></text:span>rol<text:span text:style-name="T2"> <text:s/></text:span>dd<text:span text:style-name="T2">8</text:span>u<text:span text:style-name="T2"> <text:s text:c="9"/>;делимое/результат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53"><text:span text:style-name="T2">00084 <text:s text:c="9"/></text:span>DEC<text:span text:style-name="T2"> <text:s text:c="2"/></text:span>R<text:span text:style-name="T2">16</text:span></text:p>
          </table:table-cell>
          <table:table-cell table:style-name="Таблица1.B3" office:value-type="string">
            <text:p text:style-name="P55"><text:span text:style-name="T3"><text:s text:c="8"/></text:span>dec<text:span text:style-name="T2"> <text:s/></text:span>dcnt<text:span text:style-name="T2">8</text:span>u<text:span text:style-name="T2"> <text:s text:c="7"/>;уменьшить на единицу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86 <text:s text:c="9"/>BRNE <text:s/>0x8A</text:p>
          </table:table-cell>
          <table:table-cell table:style-name="Таблица1.B3" office:value-type="string">
            <text:p text:style-name="P55"><text:span text:style-name="T3"><text:s text:c="8"/></text:span>brne<text:span text:style-name="T2"> </text:span>d<text:span text:style-name="T2">8</text:span>u<text:span text:style-name="T2">_2 <text:s text:c="8"/>;переход, если не ноль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88 <text:s text:c="9"/>RET</text:p>
          </table:table-cell>
          <table:table-cell table:style-name="Таблица1.B3" office:value-type="string">
            <text:p text:style-name="P55"><text:span text:style-name="T19"><text:s text:c="2"/></text:span><text:span text:style-name="T3"><text:s text:c="6"/></text:span>ret<text:span text:style-name="T2"> <text:s text:c="9"/></text:span><text:s text:c="6"/>;выход из подпрограммы</text:p>
          </table:table-cell>
        </table:table-row>
        <table:table-row table:style-name="Таблица1.1">
          <table:table-cell table:style-name="Таблица1.A3" office:value-type="string">
            <text:p text:style-name="P53">0008A <text:s text:c="9"/>ROL <text:s text:c="2"/>R2</text:p>
          </table:table-cell>
          <table:table-cell table:style-name="Таблица1.B3" office:value-type="string">
            <text:p text:style-name="P55">d<text:span text:style-name="T2">8</text:span>u<text:span text:style-name="T2">_2: <text:s/></text:span>rol<text:span text:style-name="T2"> <text:s/></text:span>drem<text:span text:style-name="T2">8</text:span>u<text:span text:style-name="T2"> <text:s text:c="7"/>;остаток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8C <text:s text:c="9"/>SUB <text:s text:c="2"/>R2,R0</text:p>
          </table:table-cell>
          <table:table-cell table:style-name="Таблица1.B3" office:value-type="string">
            <text:p text:style-name="P55"><text:span text:style-name="T3"><text:s text:c="8"/></text:span>sub<text:span text:style-name="T2"> <text:s/></text:span>drem<text:span text:style-name="T2">8</text:span>u<text:span text:style-name="T2">,</text:span>dv<text:span text:style-name="T2">8</text:span>u<text:span text:style-name="T2"> <text:s text:c="2"/>;остаток= остаток – делитель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8E <text:s text:c="9"/>BRCC <text:s/>0x96</text:p>
          </table:table-cell>
          <table:table-cell table:style-name="Таблица1.B3" office:value-type="string">
            <text:p text:style-name="P55"><text:span text:style-name="T19"><text:s text:c="2"/></text:span><text:span text:style-name="T3"><text:s text:c="6"/></text:span>brcc d8u_3 <text:span text:style-name="T2"><text:s text:c="5"/></text:span><text:s text:c="3"/>;если результат &lt; 0</text:p>
          </table:table-cell>
        </table:table-row>
        <table:table-row table:style-name="Таблица1.1">
          <table:table-cell table:style-name="Таблица1.A3" office:value-type="string">
            <text:p text:style-name="P53">00090 <text:s text:c="9"/>ADD <text:s text:c="2"/>R2,R0</text:p>
          </table:table-cell>
          <table:table-cell table:style-name="Таблица1.B3" office:value-type="string">
            <text:p text:style-name="P55"><text:span text:style-name="T3"><text:s text:c="8"/></text:span>add<text:span text:style-name="T2"> <text:s/></text:span>drem<text:span text:style-name="T2">8</text:span>u<text:span text:style-name="T2">,</text:span>dv<text:span text:style-name="T2">8</text:span>u<text:span text:style-name="T2"> <text:s text:c="2"/>;восстановить остаток</text:span></text:p>
          </table:table-cell>
        </table:table-row>
        <table:table-row table:style-name="Таблица1.1">
          <table:table-cell table:style-name="Таблица1.A3" office:value-type="string">
            <text:p text:style-name="P53">00092 <text:s text:c="9"/>CLC</text:p>
          </table:table-cell>
          <table:table-cell table:style-name="Таблица1.B3" office:value-type="string">
            <text:p text:style-name="P55"><text:span text:style-name="T19"><text:s text:c="2"/></text:span><text:span text:style-name="T3"><text:s text:c="6"/></text:span>clc <text:s text:c="5"/><text:span text:style-name="T2"><text:s text:c="10"/></text:span>;сбросить перенос </text:p>
          </table:table-cell>
        </table:table-row>
        <table:table-row table:style-name="Таблица1.1">
          <table:table-cell table:style-name="Таблица1.A3" office:value-type="string">
            <text:p text:style-name="P53">00094 <text:s text:c="9"/>RJMP <text:s/>0x98</text:p>
          </table:table-cell>
          <table:table-cell table:style-name="Таблица1.B3" office:value-type="string">
            <text:p text:style-name="P55"><text:span text:style-name="T19"><text:s text:c="2"/></text:span><text:span text:style-name="T3"><text:s text:c="6"/></text:span>rjmp <text:s/>d8u_1 <text:span text:style-name="T2"><text:s text:c="4"/></text:span><text:s text:c="3"/>;иначе</text:p>
          </table:table-cell>
        </table:table-row>
        <table:table-row table:style-name="Таблица1.1">
          <table:table-cell table:style-name="Таблица1.A3" office:value-type="string">
            <text:p text:style-name="P53">00096 <text:s text:c="9"/>SEC</text:p>
          </table:table-cell>
          <table:table-cell table:style-name="Таблица1.B3" office:value-type="string">
            <text:p text:style-name="P55">d8u_3: <text:s/>sec <text:span text:style-name="T2"><text:s text:c="10"/></text:span><text:s/><text:span text:style-name="T2"><text:s text:c="2"/></text:span><text:s text:c="2"/>;установить перенос </text:p>
          </table:table-cell>
        </table:table-row>
        <table:table-row table:style-name="Таблица1.1">
          <table:table-cell table:style-name="Таблица1.A15" office:value-type="string">
            <text:p text:style-name="P53">00098 <text:s text:c="9"/>RJMP <text:s/>0x82</text:p>
          </table:table-cell>
          <table:table-cell table:style-name="Таблица1.B15" office:value-type="string">
            <text:p text:style-name="P55"><text:span text:style-name="T19"><text:s text:c="2"/></text:span><text:span text:style-name="T3"><text:s text:c="6"/></text:span>rjmp <text:s/>d8u_1 <text:s text:c="2"/><text:span text:style-name="T2"><text:s text:c="4"/></text:span><text:s/>;вернуться назад</text:p>
          </table:table-cell>
        </table:table-row>
      </table:table>
      <text:p text:style-name="P8"/>
      <text:p text:style-name="P8">Близнецы, не правда ли?</text:p>
      <text:p text:style-name="P8"/>
      <text:p text:style-name="Standard">Брэд Экерт в своем форт-ассемблере, разумеется, описал все команды процессоров семейства <text:span text:style-name="T1">AVR</text:span>, но, кроме того, за что ему отдельное спасибо, он написал еще целый ряд команд, облегчающий жизнь программиста.</text:p>
      <text:p text:style-name="Standard">Например, для меня всегда были проблемы с запоминанием маловразумительных мнемоник типа <text:span text:style-name="T1">BRCC</text:span>, <text:span text:style-name="T1">BRCS</text:span>, <text:span text:style-name="T1">BRNE</text:span>, <text:span text:style-name="T1">SBRC</text:span> и т.п., я в них путался (и путаюсь), приходилось постоянно обращаться к справочнику команд по ассемблеру. Брэд Экерт позволил мне писать вместо них команды <text:span text:style-name="T1">IF</text:span>_<text:span text:style-name="T1">NC</text:span>, <text:span text:style-name="T1">IF</text:span>_<text:span text:style-name="T1">C</text:span>, <text:span text:style-name="T1">IF</text:span>_<text:span text:style-name="T1">NZ</text:span> и плюс к этому любимое <text:span text:style-name="T1">ELSE</text:span>. Так же хорошим подспорьем явилось наличие циклов <text:span text:style-name="T1">FOR</text:span> … <text:span text:style-name="T1">NEXT</text:span>, <text:span text:style-name="T1">BEGIN</text:span> … <text:span text:style-name="T1">AGAIN</text:span>, <text:span text:style-name="T1">MULTI</text:span> ... <text:span text:style-name="T1">REPEAT</text:span> <text:s/>и оператора выбора <text:span text:style-name="T1">CASE</text:span>.</text:p>
      <text:p text:style-name="Standard"/>
      <text:p text:style-name="Standard">Когда пришел мой черед переходить на Linux, естественно я решил портировать этот замечательный продукт вместе с собой. Экерт писал на Win32Forth, я решил перевести все это под SPF4 (продукт Андрея Черезова из Питера)...</text:p>
      <text:p text:style-name="Standard">Собственно на этом все и закончилось, оказалось что Экерт сильно использовал фичи присущие именно <text:s/>Win32Forth, т. е. программа была непереносима. Попытки <text:s/>убрать эту зависимость завели меня в такие дебри, что я решил, что проще будет написать свой форт-ассемблер... что и было сделано (долго, трудно, но интересно).</text:p>
      <text:p text:style-name="Standard">Дабы не повторять «ошибку» Экерта, я старался использовать только слова описанные в стандарте Форт-94 (ANSI X3.215-1994_ru.pdf). По замыслу, это должно позволить использовать форт-ассемблер на любом форте. Проверка на gforth показала, что это срабатывает, но до некоторого момента. Проблема в том, что стандарт никак не описывает взаимодействие форта с библиотеками ОС, а без этого невозможен доступ к периферии компьютера.</text:p>
      <text:p text:style-name="Standard">Через какие «терни» и к каким «звездам» вела дорога, тема отдельного долгого разговора, а пока опишу, что же у меня получилось...</text:p>
      <text:h text:style-name="P90" text:outline-level="2"><text:soft-page-break/>Оформление ассемблерного кода.</text:h>
      <text:p text:style-name="Standard">Код начинается со слова <text:span text:style-name="T34">code </text:span><text:span text:style-name="T26"><text:s/></text:span><text:span text:style-name="T48">за которым следует имя куска кода</text:span>, далее следуют обычные команды ассемблера, хоть в строчку, хоть в столбик и заканчивается все это словом <text:span text:style-name="T34">c;. </text:span><text:span text:style-name="T48">Комментарий начинается с </text:span><text:span text:style-name="T34">\</text:span><text:span text:style-name="T48"> и следует до конца строки, ещё можно закомментировать часть кода, заключив его в скобки.</text:span></text:p>
      <text:p text:style-name="P12"/>
      <text:p text:style-name="P11"><text:span text:style-name="T34">Code</text:span><text:span text:style-name="T48"> Пример </text:span><text:span text:style-name="T11">( комментарий раз) \ комментарий два <text:s/></text:span></text:p>
      <text:p text:style-name="P11"><text:tab/>mov r1,r2 <text:s text:c="2"/>add r3,r2 <text:span text:style-name="T55"><text:s/></text:span><text:span text:style-name="T11">( комент три)</text:span> cpi r16,0xFE</text:p>
      <text:p text:style-name="P11"><text:tab/>tst r3 <text:span text:style-name="T11">\ комментарий 4</text:span></text:p>
      <text:p text:style-name="P11"><text:tab/>ret <text:span text:style-name="T34">c;</text:span></text:p>
      <text:p text:style-name="Standard"/>
      <text:p text:style-name="Standard">Следует иметь ввиду, что слова должны разделятся пробелами, таковы правила форта, но в пределах <text:span text:style-name="T36">Code --- c; </text:span><text:span text:style-name="T51">для разделения операндов допускается использовать запятую, как это обычно делается в ассемблере (она автоматически будет заменена на пробел).</text:span></text:p>
      <text:p text:style-name="P13">Что бы не изобретать отдельный интерпретатор для ассемблерных команд, был сделан фильтр, который отфильтровывает запятые и коменты и скармливает всё это стандартному интерпретатору форта, после работы которого мы получим код или сообщение об ошибке.</text:p>
      <text:p text:style-name="Standard"><text:span text:style-name="T51">В примере выше слово </text:span><text:span text:style-name="T49">mov</text:span><text:span text:style-name="T51"> ведет себя как обычное слово форта, оно должно взять со стека два числа и сгенерировать код команды. Загвоздка в том, что операнды </text:span><text:span text:style-name="T49">r1,r2</text:span><text:span text:style-name="T51"> появлются в тексте после оператора, а в форте положено наоборот, сначала операнды, потом оператор. Выход прост - слово </text:span><text:span text:style-name="T49">mov</text:span><text:span text:style-name="T51"> встает в очередь исполнения, следующая команда </text:span><text:span text:style-name="T49">add</text:span><text:span text:style-name="T51"> вызывает исполнение команды из очереди, а сама занимает ее место. Таким образом оператор как бы «перепрыгивает» через свои операнды, <text:s/>форт не возражает и все довольны. Этот способ дает некоторые дополнительные возможности, например:</text:span></text:p>
      <text:p text:style-name="P15"><text:tab/>mov r1 DUP 1+</text:p>
      <text:p text:style-name="P15"><text:tab/>mov r1,r1 <text:s/>1+</text:p>
      <text:p text:style-name="P15"><text:tab/>mov r1,r2</text:p>
      <text:p text:style-name="P15"><text:tab/>mov r1 r2</text:p>
      <text:p text:style-name="P13">дадут совершенно одинаковые результаты, таким образом мы можем в ассемблерный код вставлять операторы форта для манипулирования с регистрами, портами, константами и многим другим. </text:p>
      <text:p text:style-name="P13">Но есть и обратная сторона медали — зачастую сообщение об ошибке указывает на строку ниже действительного источника ошибки. То есть, если форт имеет возможность показывать место где возникла ошибка, он частенько будет «врать» из-за того, что будет показывать слово в котором ошибка проявила себя, а не то, в котором она возникла. Виновато в этом «перепрыгивание», но так как выигрыш от него мне кажется более весомым, такое поведение дебагера, будем считать не багом, а фичей.</text:p>
      <text:p text:style-name="P13"/>
      <text:h text:style-name="P86" text:outline-level="2">«Умные» слова</text:h>
      <text:p text:style-name="Standard"><text:span text:style-name="T51">Перво наперво к основному списку команд были добавлены слова-хамелеоны. В семействе AVR различают три типа оперативной памяти: регистры, порты и собственно память. Для доступа к каждому из них существуют особенные команды (</text:span><text:span text:style-name="T36">MOV, IN, OUT, LDS, STS</text:span><text:span text:style-name="T51">). По сути они выполняют одно и тоже - копирование байт из одного места в другое, только они еще явно указывают к какому типу памяти будет происходить обращение. </text:span></text:p>
      <text:p text:style-name="Standard"><text:span text:style-name="T51">Всё было хорошо, пока однажды команда </text:span><text:span text:style-name="T36">OUT</text:span><text:span text:style-name="T51"> не смогла отправить байт в настроечный порт. Оказалось, что данный порт переехал в ОЗУ и теперь к нему нужно обращаться через </text:span><text:span text:style-name="T36">STS</text:span><text:span text:style-name="T51"> , не проблема конечно, но...</text:span></text:p>
      <text:p text:style-name="Standard"><text:span text:style-name="T51">Написал слова </text:span><text:span text:style-name="T36">IN </text:span><text:span text:style-name="T51">и </text:span><text:span text:style-name="T36">OUT</text:span><text:span text:style-name="T51">, которые по адресу операндов определяют <text:s/>в какую память идет обращение и компилируют соответствующую команду. Оказалось удобно.</text:span></text:p>
      <text:p text:style-name="Форт"><text:span text:style-name="T34">code</text:span><text:span text:style-name="T48"> AAA </text:span><text:span text:style-name="T11">\ пример использования «умного» IN</text:span></text:p>
      <text:p text:style-name="Форт"><text:span text:style-name="T48"><text:tab/></text:span><text:span text:style-name="T34">in</text:span><text:span text:style-name="T48"> r0,r1 </text:span></text:p>
      <text:p text:style-name="Форт"><text:span text:style-name="T48"><text:tab/></text:span><text:span text:style-name="T34">in</text:span><text:span text:style-name="T48"> r1,portB </text:span></text:p>
      <text:p text:style-name="Форт"><text:span text:style-name="T48"><text:tab/></text:span><text:span text:style-name="T34">in</text:span><text:span text:style-name="T48"> r0,0x60 </text:span></text:p>
      <text:p text:style-name="Форт"><text:span text:style-name="T48"><text:tab/></text:span><text:span text:style-name="T34">c; </text:span></text:p>
      <text:p text:style-name="Форт"><text:span text:style-name="T34">code</text:span><text:span text:style-name="T48"> BBB </text:span><text:span text:style-name="T11">\ пример использования «умного» OUT </text:span></text:p>
      <text:p text:style-name="Форт"><text:span text:style-name="T48"><text:tab/></text:span><text:span text:style-name="T34">out</text:span><text:span text:style-name="T48"> r0,r1 </text:span></text:p>
      <text:p text:style-name="Форт"><text:span text:style-name="T48"><text:tab/></text:span><text:span text:style-name="T34">out</text:span><text:span text:style-name="T48"> portB,r1 </text:span></text:p>
      <text:p text:style-name="Форт"><text:span text:style-name="T48"><text:tab/></text:span><text:span text:style-name="T34">out</text:span><text:span text:style-name="T48"> 0x60,r0 </text:span></text:p>
      <text:p text:style-name="Форт"><text:span text:style-name="T48"><text:tab/></text:span><text:span text:style-name="T34">c; </text:span></text:p>
      <text:p text:style-name="Форт"/>
      <text:p text:style-name="P13">и вот что получилось:</text:p>
      <text:p text:style-name="P15"><text:s text:c="7"/>AAA: <text:tab/>MOV <text:s text:c="2"/>R0,R1 </text:p>
      <text:p text:style-name="P15"><text:s text:c="12"/><text:tab/>IN <text:s text:c="3"/>R1,PORTB </text:p>
      <text:p text:style-name="P15"><text:s text:c="11"/><text:tab/>LDS <text:s text:c="2"/>R0,0x60 </text:p>
      <text:p text:style-name="P15"/>
      <text:p text:style-name="P15"><text:tab/>BBB: <text:tab/>MOV <text:s text:c="2"/>R0,R1 </text:p>
      <text:p text:style-name="P15"><text:tab/><text:tab/>OUT <text:s text:c="2"/>PORTB,R1 </text:p>
      <text:p text:style-name="P15"><text:tab/><text:tab/>STS <text:s text:c="2"/>0x60,R0 </text:p>
      <text:p text:style-name="P15"/>
      <text:p text:style-name="P13">Потом подумал и переписал слово MOV так, чтобы оно тоже «поумнело»:</text:p>
      <text:p text:style-name="Форт">code CCC <text:span text:style-name="T15">\ пример использования </text:span><text:span text:style-name="T11">«</text:span><text:span text:style-name="T15">умного» MOV </text:span></text:p>
      <text:p text:style-name="Форт"><text:s text:c="4"/>mov <text:span text:style-name="T48">r0,r1</text:span> <text:s text:c="4"/></text:p>
      <text:p text:style-name="Форт"><text:s text:c="4"/>mov <text:span text:style-name="T48">portB,r0 </text:span><text:s text:c="2"/>mov <text:span text:style-name="T48">r0,portb </text:span></text:p>
      <text:p text:style-name="Форт"><text:soft-page-break/><text:s text:c="4"/>mov <text:span text:style-name="T48">0x60,r0</text:span> <text:s text:c="3"/>mov r<text:span text:style-name="T48">0,0x60 </text:span><text:s text:c="4"/>c; </text:p>
      <text:p text:style-name="P13">На выходе получаем:</text:p>
      <text:p text:style-name="Ассемблер"><text:tab/>CCC: <text:tab/>MOV <text:s text:c="2"/>R0,R1 </text:p>
      <text:p text:style-name="Ассемблер"><text:tab/><text:tab/>OUT <text:s text:c="2"/>PORTB,R0 </text:p>
      <text:p text:style-name="Ассемблер"><text:tab/><text:tab/>IN <text:s text:c="3"/>R0,PORTB </text:p>
      <text:p text:style-name="Ассемблер"><text:tab/><text:tab/>STS <text:s text:c="2"/>WDTCSR,R0 </text:p>
      <text:p text:style-name="Ассемблер"><text:tab/><text:tab/>LDS <text:s text:c="2"/>R0,WDTCSR </text:p>
      <text:p text:style-name="P13"/>
      <text:p text:style-name="P5"/>
      <text:p text:style-name="Standard"><text:span text:style-name="T51">Добавил слово</text:span><text:span text:style-name="T36"> XCHG</text:span><text:span text:style-name="T49"> Rd,Rr</text:span><text:span text:style-name="T51"> <text:s/>оно способно обменять содержимое двух регистров за 3 такта без привлечения дополнительного регистра или памяти.</text:span></text:p>
      <text:p text:style-name="P13"/>
      <text:p text:style-name="Standard"><text:span text:style-name="T51">В системе команд есть команда SUBI - вычесть из регистра константу, а вот для сложения такой команды нет. Сделал </text:span><text:span text:style-name="T36">ADDI </text:span><text:span text:style-name="T49">Rd,константа</text:span></text:p>
      <text:p text:style-name="P13">Пишем:</text:p>
      <text:p text:style-name="Ассемблер"><text:span text:style-name="T36">code</text:span><text:span text:style-name="T49"> EEE </text:span><text:span text:style-name="T15">\ пример использования</text:span></text:p>
      <text:p text:style-name="Ассемблер"><text:span text:style-name="T49"><text:s text:c="4"/></text:span><text:span text:style-name="T36">xchg</text:span><text:span text:style-name="T49"> r0,r2 <text:s text:c="3"/></text:span><text:span text:style-name="T36">addi</text:span><text:span text:style-name="T49"> r16,15 <text:s/></text:span><text:span text:style-name="T36"><text:s/>c; </text:span></text:p>
      <text:p text:style-name="Форт"/>
      <text:p text:style-name="P13">Получаем:</text:p>
      <text:p text:style-name="Ассемблер"><text:tab/>EEE: <text:tab/>EOR <text:s text:c="2"/>R0,R2 </text:p>
      <text:p text:style-name="Ассемблер"><text:s text:c="5"/><text:tab/>EOR <text:s text:c="2"/>R2,R0 </text:p>
      <text:p text:style-name="Ассемблер"><text:s text:c="5"/><text:tab/>EOR <text:s text:c="2"/>R0,R2 </text:p>
      <text:p text:style-name="Ассемблер"><text:s text:c="5"/><text:tab/>SUBI <text:s/>R16,241 </text:p>
      <text:p text:style-name="Ассемблер"/>
      <text:h text:style-name="P86" text:outline-level="2">Условное выполнение</text:h>
      <text:p text:style-name="P13">Что такое GOTO, объяснять нет необходимости, все учебники по программированию его ругают как лучшее средство для запутывания программы. В языках высокого уровня для избавления от этой напасти придумано множество конструкций, есть они и в форте, а теперь есть и в форт-ассемблере. </text:p>
      <text:p text:style-name="P13">В форте IF срабатывает, если на стеке лежит число отличное от нуля, так же и в форт-ассемблере, только с небольшим отличием, если предыдущий оператор сбросил в статусном регистре бит Z (Z=1 признак нулевого результата операции), <text:s/>то выполняется код после IF, иначе — после ELSE или THEN. </text:p>
      <text:p text:style-name="P13">Каждый IF должен иметь свой THEN, а ELSE — по вкусу.</text:p>
      <text:p text:style-name="P13">Например, если напишем:</text:p>
      <text:p text:style-name="P13"/>
      <text:p text:style-name="P63"><text:span text:style-name="T34">code</text:span> Prim5 </text:p>
      <text:p text:style-name="P63"><text:span text:style-name="T34"><text:tab/>tst</text:span> r0 <text:span text:style-name="T20">if</text:span> <text:span text:style-name="T34">dec</text:span> <text:span text:style-name="T48">r0</text:span> <text:span text:style-name="T20">then </text:span><text:span text:style-name="T11">\ выполнить если r0 не равен 0 </text:span></text:p>
      <text:p text:style-name="P63"><text:span text:style-name="T34"><text:tab/>cpi</text:span> <text:span text:style-name="T48">r16,32</text:span> </text:p>
      <text:p text:style-name="P63"><text:span text:style-name="T20"><text:tab/>if</text:span> <text:s text:c="2"/><text:span text:style-name="T34">addi</text:span> <text:span text:style-name="T48">r16,10</text:span> <text:s/><text:span text:style-name="T11">\ если не равны</text:span></text:p>
      <text:p text:style-name="P63"><text:span text:style-name="T20"><text:tab/>else</text:span> <text:span text:style-name="T34">ldi</text:span> <text:s/><text:span text:style-name="T48">r16,32</text:span> <text:s/><text:span text:style-name="T11">\ если равны </text:span></text:p>
      <text:p text:style-name="P63"><text:span text:style-name="T20"><text:tab/>then</text:span> </text:p>
      <text:p text:style-name="P63"><text:span text:style-name="T34"><text:tab/>ret c;</text:span> </text:p>
      <text:p text:style-name="Форт"/>
      <text:p text:style-name="Standard">то получим: </text:p>
      <text:p text:style-name="P14">(тут показаны адреса, что бы можно было проследить переходы)</text:p>
      <text:p text:style-name="Ассемблер">(адрес) (код)<text:tab/><text:tab/> (листинг)</text:p>
      <text:p text:style-name="Ассемблер">00052 <text:s text:c="2"/>2000 <text:s text:c="6"/>Prim5: <text:tab/>TST <text:s text:c="2"/>R0 </text:p>
      <text:p text:style-name="Ассемблер">00054 <text:s text:c="2"/>F409 <text:s text:c="15"/><text:tab/>BREQ <text:s/>0x58 </text:p>
      <text:p text:style-name="Ассемблер">00056 <text:s text:c="2"/>940A <text:s text:c="11"/><text:tab/>DEC <text:s text:c="2"/>R0 </text:p>
      <text:p text:style-name="Ассемблер">00058 <text:s text:c="2"/>3200 <text:s text:c="11"/><text:tab/>CPI <text:s text:c="2"/>R16,32 </text:p>
      <text:p text:style-name="Ассемблер">0005A <text:s text:c="2"/>F411 <text:s text:c="11"/><text:tab/>BRNE <text:s/>0x60 </text:p>
      <text:p text:style-name="Ассемблер">0005C <text:s text:c="2"/>5F06 <text:s text:c="11"/><text:tab/>SUBI <text:s/>R16,246 </text:p>
      <text:p text:style-name="Ассемблер">0005E <text:s text:c="2"/>C001 <text:s text:c="11"/><text:tab/>RJMP <text:s/>0x62 </text:p>
      <text:p text:style-name="Ассемблер">00060 <text:s text:c="2"/>E200 <text:s text:c="11"/><text:tab/>LDI <text:s text:c="2"/>R16,32 </text:p>
      <text:p text:style-name="P31"><text:span text:style-name="T60">00062 <text:s/>9508 <text:s text:c="9"/>RET</text:span> <text:s text:c="2"/></text:p>
      <text:p text:style-name="P13"/>
      <text:p text:style-name="P13">Таким образом IF использует бит Z из статусного регистра, а там их много, зачем ограничиваться только одним битом? <text:s/></text:p>
      <text:h text:style-name="P87" text:outline-level="2">Условные переходы</text:h>
      <text:p text:style-name="P17">Такое «законотворчество» оказалось захватывающим и я наплодил кучу слов на тему IF, по паре на каждый бит статусного регистра (если бит установлен и если бит сброшен).</text:p>
      <text:p text:style-name="P18"><text:span text:style-name="T59">Все эти слова поименованы по формуле </text:span><text:span text:style-name="T38">IF_[N]nameBit,</text:span><text:span text:style-name="T59"> где необязательное </text:span><text:span text:style-name="T38">N</text:span><text:span text:style-name="T59"> значит «не».</text:span></text:p>
      <text:p text:style-name="P17"/>
      <text:p text:style-name="P18"><text:span text:style-name="T38"><text:tab/>IF_C</text:span><text:span text:style-name="T59"> \ Выполнить если перенос установлен </text:span></text:p>
      <text:p text:style-name="P18"><text:span text:style-name="T38"><text:tab/>IF_NC</text:span><text:span text:style-name="T59"> \ Выполнить если перенос очищен </text:span></text:p>
      <text:p text:style-name="P18"><text:span text:style-name="T38"><text:tab/>IF_Z</text:span><text:span text:style-name="T59"> \ Выполнить если флаг нулевого результата установлен </text:span></text:p>
      <text:p text:style-name="P18"><text:span text:style-name="T38"><text:tab/>IF_NZ</text:span><text:span text:style-name="T59"> <text:s/>\ Выполнить если флаг нулевого результата сброшен </text:span></text:p>
      <text:p text:style-name="P18"><text:soft-page-break/><text:span text:style-name="T38"><text:tab/>IF_N</text:span><text:span text:style-name="T59"> <text:s text:c="4"/>\ Выполнить если флаг отрицательного результата установлен </text:span></text:p>
      <text:p text:style-name="P18"><text:span text:style-name="T38"><text:tab/>IF_NN</text:span><text:span text:style-name="T59"> <text:s/>\ Выполнить если флаг отрицательного результата сброшен </text:span></text:p>
      <text:p text:style-name="P18"><text:span text:style-name="T38"><text:tab/>IF_V</text:span><text:span text:style-name="T59"> <text:s text:c="3"/>\ Выполнить если флаг переполнения установлен </text:span></text:p>
      <text:p text:style-name="P18"><text:span text:style-name="T38"><text:tab/>IF_NV</text:span><text:span text:style-name="T59"> <text:s/>\ Выполнить если флаг переполнения <text:s/>очищен</text:span></text:p>
      <text:p text:style-name="P18"><text:span text:style-name="T38"><text:tab/>IF_S</text:span><text:span text:style-name="T59"> <text:s text:c="4"/>\ Выполнить если меньше нуля (со знаком)</text:span></text:p>
      <text:p text:style-name="P18"><text:span text:style-name="T38"><text:tab/>IF_NS</text:span><text:span text:style-name="T59"> <text:s/>\ Выполнить если больше или равно (со знаком) </text:span></text:p>
      <text:p text:style-name="P18"><text:span text:style-name="T38"><text:tab/>IF_H</text:span><text:span text:style-name="T59"> <text:s text:c="4"/>\ Выполнить если флаг внутреннего переноса установлен </text:span></text:p>
      <text:p text:style-name="P18"><text:span text:style-name="T38"><text:tab/>IF_NH</text:span><text:span text:style-name="T59"> <text:s/>\ Выполнить если флаг внутреннего переноса <text:s/>сброшен</text:span></text:p>
      <text:p text:style-name="P18"><text:span text:style-name="T38"><text:tab/>IF_T</text:span><text:span text:style-name="T59"> <text:s text:c="4"/>\ Выполнить если флаг T установлен </text:span></text:p>
      <text:p text:style-name="P18"><text:span text:style-name="T38"><text:tab/>IF_NT</text:span><text:span text:style-name="T59"> <text:s/>\ Выполнить если флаг T <text:s/>сброшен</text:span></text:p>
      <text:p text:style-name="P18"><text:span text:style-name="T38"><text:tab/>IF_I</text:span><text:span text:style-name="T59"> <text:s text:c="5"/>\ Выполнить если прерывания разрешены </text:span></text:p>
      <text:p text:style-name="P18"><text:span text:style-name="T38"><text:tab/>IF_NI</text:span><text:span text:style-name="T59"> <text:s text:c="2"/>\ Выполнить если прерывания <text:s/>запрещены</text:span></text:p>
      <text:p text:style-name="P17"><text:tab/></text:p>
      <text:p text:style-name="P18"><text:span text:style-name="T59">Иногда понятнее использовать синонимы: </text:span><text:span text:style-name="T38">IF&lt;</text:span><text:span text:style-name="T59">, </text:span><text:span text:style-name="T38">IF&gt;=</text:span><text:span text:style-name="T59">, </text:span><text:span text:style-name="T38">IF=</text:span><text:span text:style-name="T59">, </text:span><text:span text:style-name="T38">IF0</text:span><text:span text:style-name="T59">, </text:span><text:span text:style-name="T38">IF&lt;&gt; .</text:span></text:p>
      <text:p text:style-name="P6"/>
      <text:p text:style-name="P18"><text:span text:style-name="T59">Еще проще запомнить всего два слова </text:span><text:span text:style-name="T22">IF_b</text:span><text:span text:style-name="T59"> <text:s/>и </text:span><text:span text:style-name="T22">IF_nb</text:span><text:span text:style-name="T59">, после которых надо поставить имя бита.</text:span></text:p>
      <text:p text:style-name="Standard"><text:span text:style-name="T59">Строчка <text:s/>«</text:span><text:span text:style-name="T38">tst</text:span><text:span text:style-name="T59"> r0 </text:span><text:span text:style-name="T22">if_nb </text:span><text:span text:style-name="T51">Z </text:span><text:span text:style-name="T38">dec</text:span><text:span text:style-name="T59"> r0 </text:span><text:span text:style-name="T22">then» </text:span><text:span text:style-name="T51">даст тот же код, что и «</text:span><text:span text:style-name="T38">tst</text:span><text:span text:style-name="T51"> r0 </text:span><text:span text:style-name="T22">if</text:span><text:span text:style-name="T51"> </text:span><text:span text:style-name="T38">dec</text:span><text:span text:style-name="T51"> r0 </text:span><text:span text:style-name="T22">then </text:span><text:span text:style-name="T51">».</text:span></text:p>
      <text:p text:style-name="P17"><text:s text:c="5"/></text:p>
      <text:p text:style-name="P17"/>
      <text:h text:style-name="P86" text:outline-level="2">Циклы</text:h>
      <text:p text:style-name="Standard">Еще одна вариация на тему условных переходов это циклы. Реализованы типичные для форта циклы:</text:p>
      <text:p text:style-name="P15"><text:span text:style-name="T34">BEGIN <text:s/>AGAIN</text:span> - <text:span text:style-name="T59">бесконечный цикл, команды внутри этого цикла выполняются по кругу, для выхода из него нужно внешнее событие, типа прерывания или выключения питания;</text:span></text:p>
      <text:p text:style-name="P15"><text:span text:style-name="T34">BEGIN <text:s/>WHILE <text:s/>REPEAT</text:span> — <text:span text:style-name="T59">команды выполняются до тех пор, пока </text:span><text:span text:style-name="T38">while</text:span><text:span text:style-name="T59"> «видит» результат отличный от нуля (бит Z=0);</text:span></text:p>
      <text:p text:style-name="P15"><text:span text:style-name="T34">BEGIN <text:s/>UNTIL</text:span> - <text:span text:style-name="T59">повторять цикл, пока 0 (Z=1);</text:span></text:p>
      <text:p text:style-name="P13"/>
      <text:p text:style-name="P13">и нетипичные:</text:p>
      <text:p text:style-name="P11"><text:span text:style-name="T34">BEGIN <text:s/>WAIT</text:span> <text:s/>- <text:span text:style-name="T59">ждать результата отличного от нуля;</text:span></text:p>
      <text:p text:style-name="P15"><text:span text:style-name="T34">BEGIN <text:s/>WAIT0</text:span> - <text:span text:style-name="T59">ждать 0;</text:span></text:p>
      <text:p text:style-name="P16">Кроме того есть счетный цикл: <text:s/><text:span text:style-name="T36">FOR NEXT </text:span><text:span text:style-name="T37">имя_регистра_который_используется_как_счетчик</text:span></text:p>
      <text:p text:style-name="Форт">code prim6 <text:span text:style-name="T11">\ счётный цикл </text:span></text:p>
      <text:p text:style-name="Форт"><text:s text:c="4"/>ldi <text:span text:style-name="T48">r16,8</text:span> <text:s/><text:span text:style-name="T20">for</text:span> inc <text:span text:style-name="T48">r0</text:span> nop nop <text:span text:style-name="T20">next r16 </text:span></text:p>
      <text:p text:style-name="Форт"><text:s text:c="4"/>ret c; </text:p>
      <text:p text:style-name="P63"/>
      <text:p text:style-name="Ассемблер">(адрес) (код)<text:tab/><text:tab/> (листинг)</text:p>
      <text:p text:style-name="Ассемблер">00076 <text:s text:c="2"/>E008 <text:s text:c="4"/>prim6: LDI <text:s text:c="2"/>R16,8 </text:p>
      <text:p text:style-name="Ассемблер">00078 <text:s text:c="2"/>9403 <text:s text:c="16"/>INC <text:s text:c="2"/>R0 </text:p>
      <text:p text:style-name="Ассемблер">0007A <text:s text:c="2"/>0000 <text:s text:c="16"/>NOP <text:s text:c="2"/></text:p>
      <text:p text:style-name="Ассемблер">0007C <text:s text:c="2"/>0000 <text:s text:c="16"/>NOP <text:s text:c="2"/></text:p>
      <text:p text:style-name="Ассемблер">0007E <text:s text:c="2"/>950A <text:s text:c="16"/>DEC <text:s text:c="2"/>R16 </text:p>
      <text:p text:style-name="Ассемблер">00080 <text:s text:c="2"/>F7D9 <text:s text:c="16"/>BRNE <text:s/>0x78 </text:p>
      <text:p text:style-name="Ассемблер">00082 <text:s text:c="2"/>9508 <text:s text:c="16"/>RET <text:s text:c="2"/></text:p>
      <text:h text:style-name="P87" text:outline-level="2">Прерывания</text:h>
      <text:p text:style-name="Standard">Перед началом компиляции, место в памяти программ, отведенное под вектора прерываний, автоматически заполняется кодом <text:span text:style-name="T36">RETI.</text:span><text:span text:style-name="T34"> </text:span><text:span text:style-name="T48">Нормальной работе это не мешает, а в случае срабатывания аппаратного прерывания без обработчика, вернет управление назад. Когда обработчик написан, то его нужно приписать к нужному вектору. Для этого используется слово </text:span><text:span text:style-name="T36">VECTOR&gt;</text:span><text:span text:style-name="T49"> </text:span><text:span text:style-name="T48">, слева от него должен быть адрес вектора, а справа — имя обработчика.</text:span></text:p>
      <text:p text:style-name="Форт">INT0addr vector&gt; prim6</text:p>
      <text:p text:style-name="Standard">после этого поле векторов будет выглядеть примерно так:</text:p>
      <text:p text:style-name="Standard"/>
      <text:p text:style-name="Ассемблер">(адрес) (код)<text:tab/> (листинг)</text:p>
      <text:p text:style-name="Ассемблер">00000 <text:s text:c="2"/>9518 <text:s text:c="11"/>RETI <text:s/></text:p>
      <text:p text:style-name="Ассемблер">00002 <text:s text:c="2"/>C039 <text:s text:c="11"/>RJMP <text:s/>prim6 </text:p>
      <text:p text:style-name="Ассемблер">00004 <text:s text:c="2"/>9518 <text:s text:c="11"/>RETI <text:s/></text:p>
      <text:p text:style-name="Ассемблер">00006 <text:s text:c="2"/>9518 <text:s text:c="11"/>RETI <text:s/></text:p>
      <text:p text:style-name="Ассемблер">00008 <text:s text:c="2"/>9518 <text:s text:c="11"/>RETI <text:s/></text:p>
      <text:p text:style-name="Ассемблер"><text:tab/><text:tab/><text:tab/> <text:s text:c="5"/>…..</text:p>
      <text:p text:style-name="P91">Можно использовать еще слово <text:span text:style-name="T36">&lt;VECTOR</text:span>, <text:span text:style-name="T95">которое направит именованный вектор на текущий адрес компиляции.</text:span> <text:s/>С его помощью можно <text:span text:style-name="T95">задать</text:span> вектор прямо в текст<text:span text:style-name="T95">е</text:span> слова.</text:p>
      <text:p text:style-name="P91">Справа нужно указать адрес вектора.</text:p>
      <text:p text:style-name="P91">Например так:</text:p>
      <text:p text:style-name="P93">code prim6 <text:span text:style-name="T94">&lt;vector </text:span>INT0addr <text:span text:style-name="T11">\ счётный цикл </text:span></text:p>
      <text:p text:style-name="P93"><text:s text:c="4"/>ldi <text:span text:style-name="T48">r16,8</text:span> <text:s/><text:span text:style-name="T20">for</text:span> inc <text:span text:style-name="T48">r0</text:span> nop nop <text:span text:style-name="T20">next r16 </text:span></text:p>
      <text:p text:style-name="P93"><text:s text:c="4"/>ret<text:span text:style-name="T94">i</text:span> c;</text:p>
      <text:p text:style-name="P93"><text:soft-page-break/><text:s/></text:p>
      <text:p text:style-name="P92">Или даже так:</text:p>
      <text:p text:style-name="P93">code prim6 <text:s/><text:span text:style-name="T11">\ счётный цикл </text:span></text:p>
      <text:p text:style-name="P93"><text:s text:c="4"/>ldi <text:span text:style-name="T48">r16,8</text:span> <text:s/><text:span text:style-name="T94">&lt;vector </text:span>INT0addr</text:p>
      <text:p text:style-name="P93"><text:span text:style-name="T20"><text:tab/>for</text:span> inc <text:span text:style-name="T48">r0</text:span> nop nop <text:span text:style-name="T20">next r16 </text:span></text:p>
      <text:p text:style-name="P93"><text:s text:c="4"/>ret<text:span text:style-name="T94">i</text:span> c;</text:p>
      <text:p text:style-name="P92">После этого поле векторов будет выглядеть также как и в случае со словом <text:s/><text:span text:style-name="T36">VECTOR&gt;</text:span></text:p>
      <text:h text:style-name="P86" text:outline-level="2">Работа с парами регистров</text:h>
      <text:p text:style-name="Standard">Иногда нужно работать с парами регистров как с одним целым, при этом обычно важен порядок какой регистр пишется или читается первым, а какой вторым. Далее следует список слов которые отличаются от стандартных ассемблерных команд наличием W в конце мнемоники. Поведение аналогично обычным, однобайтным, командам.</text:p>
      <text:p text:style-name="Standard">Особенно следует отметить слово MOVW, в некоторых чипах это стандартная ассемблерная команда, а в некоторых её нет. Новое <text:span text:style-name="T34">MOVW</text:span>, сработает в обоих случаях, только с вариациями. Если у чипа есть стандартный MOVW и <text:s/>регистры четные (требование системы команд), то он и используется, в противном случае будет скомпилирована пара одинарных MOV. </text:p>
      <text:p text:style-name="Standard"/>
      <text:p text:style-name="Форт">MOVW</text:p>
      <text:p text:style-name="Форт">LDIW</text:p>
      <text:p text:style-name="Форт">LDSW</text:p>
      <text:p text:style-name="Форт">STSW</text:p>
      <text:p text:style-name="Форт">CLRW</text:p>
      <text:p text:style-name="Форт">ORW</text:p>
      <text:p text:style-name="Форт">ANDW</text:p>
      <text:p text:style-name="Форт">COMW</text:p>
      <text:p text:style-name="Форт">SUBIW <text:s/><text:span text:style-name="T52">- </text:span><text:span text:style-name="T53">в отличии от</text:span><text:span text:style-name="T92"> SBIW </text:span><text:span text:style-name="T53">работает с константами &gt;63</text:span></text:p>
      <text:p text:style-name="P45">ADDIW <text:span text:style-name="T52">- </text:span><text:span text:style-name="T53">в отличии от</text:span><text:span text:style-name="T92"> ADIW </text:span><text:span text:style-name="T53">работает с константами &gt;63</text:span></text:p>
      <text:p text:style-name="Форт">ADDW</text:p>
      <text:p text:style-name="Форт">ASRW</text:p>
      <text:p text:style-name="Форт">LSRW</text:p>
      <text:p text:style-name="P46">LS<text:span text:style-name="T93">L</text:span>W</text:p>
      <text:p text:style-name="Форт">RORW</text:p>
      <text:p text:style-name="Форт">ROLW <text:s/></text:p>
      <text:p text:style-name="Форт">INW</text:p>
      <text:p text:style-name="Форт">OUTW</text:p>
      <text:p text:style-name="Форт">PUSHW</text:p>
      <text:p text:style-name="Форт">POPW</text:p>
      <text:p text:style-name="Форт">CPW</text:p>
      <text:p text:style-name="P44">NEGW</text:p>
      <text:p text:style-name="Форт"/>
      <text:h text:style-name="P86" text:outline-level="2">Битовые слова</text:h>
      <text:p text:style-name="P76">Прежде чем приступить к работе с битами их нужно описать, т.е. к имени бита <text:s/>прицепить его номер в байте и определить сам байт (это может быть регистр или порт).</text:p>
      <text:p text:style-name="P77">Например:</text:p>
      <text:p text:style-name="P38"/>
      <text:p text:style-name="P47"><text:span text:style-name="T34">BitsIn</text:span> <text:span text:style-name="T26">portD</text:span> <text:s text:c="7"/><text:span text:style-name="T11">\ </text:span><text:span text:style-name="T12">биты какого порта описываем</text:span></text:p>
      <text:p text:style-name="P52"><text:span text:style-name="T19"><text:s text:c="2"/></text:span>4 <text:s/>#BitIs <text:span text:style-name="T26">Test</text:span> <text:s text:c="3"/><text:span text:style-name="T11">\ </text:span><text:span text:style-name="T12">4-й бит назовем <text:s/></text:span><text:span text:style-name="T13">Test</text:span></text:p>
      <text:p text:style-name="P52"><text:span text:style-name="T19"><text:s text:c="7"/></text:span>_BitIs <text:span text:style-name="T26">Light0</text:span> <text:span text:style-name="T12">\ а 5-й бит - </text:span><text:span text:style-name="T13">Light0</text:span></text:p>
      <text:p text:style-name="P34"/>
      <text:p text:style-name="P47"><text:span text:style-name="T19"><text:s/></text:span><text:span text:style-name="T34">BitsIn</text:span><text:span text:style-name="T2"> </text:span><text:span text:style-name="T26">ddrD</text:span><text:span text:style-name="T2"> <text:s text:c="7"/></text:span><text:span text:style-name="T12">\ управление направлением</text:span></text:p>
      <text:p text:style-name="P47"><text:span text:style-name="T19"><text:s text:c="4"/></text:span>_BitIs <text:span text:style-name="T26">SD</text:span> <text:s text:c="8"/><text:span text:style-name="T13">\ 0-й бит</text:span></text:p>
      <text:p text:style-name="P47"><text:span text:style-name="T19"><text:s text:c="4"/></text:span>_BitIs <text:span text:style-name="T26">CD</text:span> <text:s text:c="8"/><text:span text:style-name="T13">\ 1-й бит</text:span></text:p>
      <text:p text:style-name="P47"><text:span text:style-name="T19"><text:s text:c="2"/></text:span>5 #BitIs <text:span text:style-name="T26">Light</text:span> <text:s text:c="3"/><text:span text:style-name="T13">\ 5-й бит</text:span></text:p>
      <text:p text:style-name="P50"><text:s/></text:p>
      <text:p text:style-name="P32"><text:span text:style-name="T34">BitsIn</text:span> <text:span text:style-name="T26">PinD</text:span> <text:s text:c="7"/></text:p>
      <text:p text:style-name="P47"><text:span text:style-name="T19"><text:s text:c="2"/></text:span>2 #BitIs <text:span text:style-name="T26">EncA</text:span> <text:s text:c="3"/></text:p>
      <text:p text:style-name="P47"><text:span text:style-name="T19"><text:s text:c="2"/></text:span>3 #BitIs <text:span text:style-name="T26">EncB</text:span> <text:s text:c="3"/></text:p>
      <text:p text:style-name="P47"><text:span text:style-name="T19"><text:s text:c="2"/></text:span>6 #BitIs <text:span text:style-name="T26">Enter</text:span> <text:s text:c="2"/></text:p>
      <text:p text:style-name="P38"/>
      <text:p text:style-name="Standard">Таким образом, с каждым битом будет связано некоторое число, в котором присутствует адрес байта и номер бита. </text:p>
      <text:p text:style-name="Standard">Следует отметить, что некоторые битовые команда могут работать только с регистрами r16-r32, а порты вообще ограничены диапазоном $00($20)-$1<text:span text:style-name="T1">F</text:span>($3<text:span text:style-name="T1">F</text:span>) в смысле прямого доступа к битам (это ограничение инструкций процессора ( не виноватая я)).</text:p>
      <text:p text:style-name="Standard">Теперь, когда биты обозваны, можно попытаться их использовать.</text:p>
      <text:p text:style-name="P62"/>
      <text:p text:style-name="Форт"><text:span text:style-name="T3"><text:s text:c="10"/></text:span><text:span text:style-name="T26">BitsIn</text:span><text:span text:style-name="T27"> R20 <text:s/></text:span><text:span text:style-name="T12">\ укажем, что описываем биты в 20 регистре (Флаги)</text:span></text:p>
      <text:p text:style-name="P51"><text:span text:style-name="T3"><text:s text:c="10"/></text:span><text:span text:style-name="T40">_BitIs</text:span><text:span text:style-name="T2"> </text:span><text:span text:style-name="T27">Бит0</text:span><text:span text:style-name="T2"> <text:s/></text:span><text:span text:style-name="T12">\ теперь к нулевому биту 20 регистра можно обращаться по имени БИТ0</text:span></text:p>
      <text:p text:style-name="P51"><text:span text:style-name="T3"><text:s text:c="10"/></text:span><text:span text:style-name="T40">_BitIs</text:span><text:span text:style-name="T2"> </text:span><text:span text:style-name="T27">Бит1</text:span><text:span text:style-name="T2"> <text:s/></text:span></text:p>
      <text:p text:style-name="P51"><text:soft-page-break/><text:span text:style-name="T3"><text:s text:c="10"/></text:span><text:span text:style-name="T40">_BitIs</text:span><text:span text:style-name="T2"> </text:span><text:span text:style-name="T27">Бит2</text:span><text:span text:style-name="T2"> <text:s/></text:span></text:p>
      <text:p text:style-name="P51"><text:span text:style-name="T3"><text:s text:c="10"/></text:span><text:span text:style-name="T40">_BitIs</text:span><text:span text:style-name="T2"> </text:span><text:span text:style-name="T27">Бит3</text:span><text:span text:style-name="T2"> <text:s/></text:span></text:p>
      <text:p text:style-name="P51"><text:span text:style-name="T3"><text:s text:c="10"/></text:span><text:span text:style-name="T40">_BitIs</text:span><text:span text:style-name="T2"> </text:span><text:span text:style-name="T27">+/-</text:span><text:span text:style-name="T2"> <text:s text:c="2"/></text:span><text:span text:style-name="T12">\ можно задать и такое имя</text:span></text:p>
      <text:p text:style-name="P51"><text:span text:style-name="T3"><text:s text:c="10"/></text:span><text:span text:style-name="T40">_BitIs</text:span><text:span text:style-name="T39"> </text:span><text:span text:style-name="T27">Плюс</text:span><text:span text:style-name="T2"> <text:s/></text:span></text:p>
      <text:p text:style-name="P36"/>
      <text:h text:style-name="P88" text:outline-level="2"><text:bookmark-start text:name="_Ref57354765"/><text:span text:style-name="T1">IF</text:span>_<text:span text:style-name="T1">B</text:span><text:bookmark-end text:name="_Ref57354765"/></text:h>
      <text:p text:style-name="Standard">Команда <text:span text:style-name="T35">IF</text:span><text:span text:style-name="T34">_</text:span><text:span text:style-name="T35">B</text:span> используется в выражениях типа:</text:p>
      <text:p text:style-name="P33"/>
      <text:p text:style-name="Форт"><text:span text:style-name="T47">If</text:span><text:span text:style-name="T4">_</text:span><text:span text:style-name="T47">b</text:span><text:span text:style-name="T2"> </text:span><text:span text:style-name="T27">бит0</text:span><text:span text:style-name="T2"> <text:tab/></text:span><text:span text:style-name="T12">\ если бит 0 в регистре 20 равен 1</text:span></text:p>
      <text:p text:style-name="P49"><text:span text:style-name="T29">…</text:span><text:tab/><text:tab/><text:span text:style-name="T11">\ тогда выполнить этот код</text:span></text:p>
      <text:p text:style-name="P48">…</text:p>
      <text:p text:style-name="Форт">then</text:p>
      <text:p text:style-name="Standard"/>
      <text:p text:style-name="Standard">или</text:p>
      <text:p text:style-name="P33"/>
      <text:p text:style-name="Форт"><text:span text:style-name="T47">if</text:span><text:span text:style-name="T4">_</text:span><text:span text:style-name="T47">b</text:span><text:span text:style-name="T2"> </text:span><text:span text:style-name="T27">бит0<text:tab/><text:tab/></text:span><text:span text:style-name="T12">\ если бит 0 в регистре 20 равен 1</text:span></text:p>
      <text:p text:style-name="P49"><text:span text:style-name="T29">…</text:span><text:span text:style-name="T26"><text:tab/><text:tab/></text:span><text:span text:style-name="T11">\ тогда выполнить этот код</text:span></text:p>
      <text:p text:style-name="P48">…</text:p>
      <text:p text:style-name="Форт">else<text:span text:style-name="T27"><text:tab/><text:tab/></text:span><text:span text:style-name="T12">\ в противном случае сделать это</text:span></text:p>
      <text:p text:style-name="P48">…</text:p>
      <text:p text:style-name="P48">…</text:p>
      <text:p text:style-name="Форт">then</text:p>
      <text:p text:style-name="Standard"/>
      <text:p text:style-name="Standard">То есть, обычная конструкция. Так как в имени бита заключен адрес байта, компилятор может определить, о чём идет речь, о регистре или о порте, и сгенерить правильную команду типа <text:span text:style-name="T1">SBRC</text:span> или <text:span text:style-name="T1">SBIC</text:span>. После этой команды компилируется безусловный переход на часть <text:span text:style-name="T1">ELSE</text:span> или на первую команду за словом <text:span text:style-name="T1">THEN</text:span>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9">Форт-ассемблер</text:p>
          </table:table-cell>
          <table:table-cell table:style-name="Таблица2.B1" office:value-type="string">
            <text:p text:style-name="P59">Скомпилированный код</text:p>
          </table:table-cell>
        </table:table-row>
        <table:table-row table:style-name="Таблица2.2">
          <table:table-cell table:style-name="Таблица2.A2" office:value-type="string">
            <text:p text:style-name="P58">If<text:span text:style-name="T2">_</text:span>b<text:span text:style-name="T2"> бит0</text:span></text:p>
          </table:table-cell>
          <table:table-cell table:style-name="Таблица2.B2" office:value-type="string">
            <text:p text:style-name="P58"><text:span text:style-name="T2">00016 <text:s text:c="3"/></text:span>SBRS<text:span text:style-name="T2"> <text:s/></text:span>R<text:span text:style-name="T2">20,0</text:span></text:p>
          </table:table-cell>
        </table:table-row>
        <table:table-row table:style-name="Таблица2.3">
          <table:table-cell table:style-name="Таблица2.A2" office:value-type="string">
            <text:p text:style-name="P60"><text:span text:style-name="T19"><text:s text:c="4"/></text:span>Nop</text:p>
          </table:table-cell>
          <table:table-cell table:style-name="Таблица2.B2" office:value-type="string">
            <text:p text:style-name="P58"><text:span text:style-name="T2">00018 <text:s text:c="3"/></text:span>RJMP<text:span text:style-name="T2"> <text:s/>0</text:span>x<text:span text:style-name="T2">20</text:span></text:p>
          </table:table-cell>
        </table:table-row>
        <table:table-row table:style-name="Таблица2.4">
          <table:table-cell table:style-name="Таблица2.A2" office:value-type="string">
            <text:p text:style-name="P60"><text:span text:style-name="T19"><text:s text:c="4"/></text:span>Nop</text:p>
          </table:table-cell>
          <table:table-cell table:style-name="Таблица2.B2" office:value-type="string">
            <text:p text:style-name="P58"><text:span text:style-name="T2">0001</text:span>A<text:span text:style-name="T2"> <text:s text:c="3"/></text:span>NOP</text:p>
          </table:table-cell>
        </table:table-row>
        <table:table-row table:style-name="Таблица2.5">
          <table:table-cell table:style-name="Таблица2.A2" office:value-type="string">
            <text:p text:style-name="P58">Else</text:p>
          </table:table-cell>
          <table:table-cell table:style-name="Таблица2.B2" office:value-type="string">
            <text:p text:style-name="P58"><text:span text:style-name="T2">0001</text:span>C<text:span text:style-name="T2"> <text:s text:c="3"/></text:span>NOP</text:p>
          </table:table-cell>
        </table:table-row>
        <table:table-row table:style-name="Таблица2.6">
          <table:table-cell table:style-name="Таблица2.A2" office:value-type="string">
            <text:p text:style-name="P60"><text:span text:style-name="T19"><text:s text:c="4"/></text:span>Nop</text:p>
          </table:table-cell>
          <table:table-cell table:style-name="Таблица2.B2" office:value-type="string">
            <text:p text:style-name="P58"><text:span text:style-name="T2">0001</text:span>E<text:span text:style-name="T2"> <text:s text:c="3"/></text:span>RJMP<text:span text:style-name="T2"> <text:s/>0</text:span>x<text:span text:style-name="T2">24</text:span></text:p>
          </table:table-cell>
        </table:table-row>
        <table:table-row table:style-name="Таблица2.7">
          <table:table-cell table:style-name="Таблица2.A2" office:value-type="string">
            <text:p text:style-name="P60"><text:span text:style-name="T19"><text:s text:c="4"/></text:span>Nop</text:p>
          </table:table-cell>
          <table:table-cell table:style-name="Таблица2.B2" office:value-type="string">
            <text:p text:style-name="P58"><text:span text:style-name="T2">00020 <text:s text:c="3"/></text:span>NOP</text:p>
          </table:table-cell>
        </table:table-row>
        <table:table-row table:style-name="Таблица2.8">
          <table:table-cell table:style-name="Таблица2.A2" office:value-type="string">
            <text:p text:style-name="P58">Then</text:p>
          </table:table-cell>
          <table:table-cell table:style-name="Таблица2.B2" office:value-type="string">
            <text:p text:style-name="P58"><text:span text:style-name="T2">00022 <text:s text:c="3"/></text:span>NOP</text:p>
          </table:table-cell>
        </table:table-row>
        <table:table-row table:style-name="Таблица2.9">
          <table:table-cell table:style-name="Таблица2.A2" office:value-type="string">
            <text:p text:style-name="P60">Следующая команда</text:p>
          </table:table-cell>
          <table:table-cell table:style-name="Таблица2.B2" office:value-type="string">
            <text:p text:style-name="P60">00024 <text:s text:c="2"/>следующая команда</text:p>
          </table:table-cell>
        </table:table-row>
      </table:table>
      <text:p text:style-name="Standard"/>
      <text:h text:style-name="P88" text:outline-level="2"><text:bookmark-start text:name="_Ref57354815"/><text:span text:style-name="T1">IF</text:span>_<text:span text:style-name="T1">NB</text:span><text:bookmark-end text:name="_Ref57354815"/></text:h>
      <text:p text:style-name="Standard">Эта команда антипод <text:bookmark-ref text:reference-format="text" text:ref-name="_Ref57354765">IF_B</text:bookmark-ref>, то есть первая часть конструкции выполняется при равенстве бита 0, а вторая при 1. </text:p>
      <text:h text:style-name="P88" text:outline-level="2"><text:bookmark-start text:name="_Ref57354823"/><text:span text:style-name="T1">SKIP</text:span>_<text:span text:style-name="T1">B</text:span><text:bookmark-end text:name="_Ref57354823"/></text:h>
      <text:p text:style-name="Standard">Эта команда заставляет микроконтроллер пропустить следующую команду, если бит (в порту или регистре)<text:line-break/>равен 1. (Недоделанный <text:span text:style-name="T1">IF</text:span>_<text:span text:style-name="T1">B</text:span>, но иногда требуется).</text:p>
      <text:p text:style-name="Standard">Пример:</text:p>
      <text:p text:style-name="Форт">Skip<text:span text:style-name="T2">_</text:span>b<text:span text:style-name="T2"> </text:span><text:span text:style-name="T27">тест</text:span></text:p>
      <text:p text:style-name="Форт"><text:span text:style-name="T20">Rcall</text:span><text:span text:style-name="T2"> <text:s/></text:span><text:span text:style-name="T27">Расчет</text:span><text:span text:style-name="T2"> </text:span><text:span text:style-name="T12">\ расчет выполнятся не будет, если установлен бит ТЕСТ</text:span></text:p>
      <text:p text:style-name="Standard">Удобно то, что не надо помнить, где этот чертов бит находится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9">Форт-ассемблер</text:p>
          </table:table-cell>
          <table:table-cell table:style-name="Таблица3.B1" office:value-type="string">
            <text:p text:style-name="P59">Скомпилированный код</text:p>
          </table:table-cell>
        </table:table-row>
        <table:table-row table:style-name="Таблица3.2">
          <table:table-cell table:style-name="Таблица3.A2" office:value-type="string">
            <text:p text:style-name="P54"><text:span text:style-name="T19"><text:s text:c="5"/></text:span>skip_b test</text:p>
          </table:table-cell>
          <table:table-cell table:style-name="Таблица3.B2" office:value-type="string">
            <text:p text:style-name="P73">0002A<text:span text:style-name="T2"> <text:s/></text:span><text:s/>SBIS <text:s/>PORTD,4</text:p>
          </table:table-cell>
        </table:table-row>
        <table:table-row table:style-name="Таблица3.3">
          <table:table-cell table:style-name="Таблица3.A2" office:value-type="string">
            <text:p text:style-name="P54"><text:span text:style-name="T19"><text:s text:c="5"/></text:span>rcall Расчет</text:p>
          </table:table-cell>
          <table:table-cell table:style-name="Таблица3.B2" office:value-type="string">
            <text:p text:style-name="P73">0002C <text:s text:c="2"/>RCALL РАСЧЕТ</text:p>
          </table:table-cell>
        </table:table-row>
      </table:table>
      <text:p text:style-name="Standard"/>
      <text:h text:style-name="P89" text:outline-level="2"><text:bookmark-start text:name="_Ref57354824"/>SKIP_NB<text:bookmark-end text:name="_Ref57354824"/></text:h>
      <text:p text:style-name="Standard">Эта команда заставляет микроконтроллер пропустить следующую команду, если бит (в порту или регистре) <text:line-break/>равен 0. (Недоделанный <text:span text:style-name="T1">IF</text:span>_<text:span text:style-name="T1">NB</text:span>, но иногда требуется). Пример почти тот же, что и для <text:bookmark-ref text:reference-format="text" text:ref-name="_Ref57354823">SKIP_B</text:bookmark-ref>.</text:p>
      <text:p text:style-name="Standard"/>
      <text:h text:style-name="P88" text:outline-level="2"><text:bookmark-start text:name="_Ref57354826"/><text:span text:style-name="T1">T</text:span>&gt;<text:span text:style-name="T1">BIT</text:span><text:bookmark-end text:name="_Ref57354826"/></text:h>
      <text:p text:style-name="Standard">Копирует бит Т из регистра состояния в указанный бит. </text:p>
      <text:p text:style-name="Standard">Пример:</text:p>
      <text:p text:style-name="Форт">t<text:span text:style-name="T2">&gt;</text:span>bit<text:span text:style-name="T2"> </text:span><text:span text:style-name="T27">Плюс</text:span><text:span text:style-name="T2"><text:tab/></text:span><text:span text:style-name="T12">\ бит Т переписывается в бит 5 регистра 20</text:span></text:p>
      <text:p text:style-name="Форт">t<text:span text:style-name="T2">&gt;</text:span>bit<text:span text:style-name="T12"> </text:span><text:span text:style-name="T27">Test<text:tab/></text:span><text:span text:style-name="T12">\ бит Т переписывается в бит 4 порта </text:span><text:span text:style-name="T11">portD</text:span></text:p>
      <text:p text:style-name="Standard">В случае если бит находиться в регистре то это - вариация команды BLD Rd,b только регистр указывать не надо, так как он определен при описании бита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office:value-type="string">
            <text:p text:style-name="P59">Форт-ассемблер</text:p>
          </table:table-cell>
          <table:table-cell table:style-name="Таблица4.B1" office:value-type="string">
            <text:p text:style-name="P59">Скомпилированный код</text:p>
          </table:table-cell>
        </table:table-row>
        <table:table-row table:style-name="Таблица4.2">
          <table:table-cell table:style-name="Таблица4.A2" office:value-type="string">
            <text:p text:style-name="P54">t&gt;bit <text:span text:style-name="T2">плюс</text:span></text:p>
          </table:table-cell>
          <table:table-cell table:style-name="Таблица4.B2" office:value-type="string">
            <text:p text:style-name="P73">0002E <text:s text:c="9"/>BLD <text:s text:c="2"/>R20,5</text:p>
          </table:table-cell>
        </table:table-row>
      </table:table>
      <text:p text:style-name="Standard">Если же речь идет о порте, то ситуация усложняется, так как у процессора нет команд подобных <text:span text:style-name="T1">BLD</text:span>, <text:span text:style-name="T1">BST</text:span> для работы с портами. В этом случае будут сгенерированы 3 команды (см. таблицу). Сначала бит сбрасывается, а потом, в зависимости от бита Т, либо ставиться, либо нет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9">Форт-ассемблер</text:p>
          </table:table-cell>
          <table:table-cell table:style-name="Таблица5.B1" office:value-type="string">
            <text:p text:style-name="P59">Скомпилированный код</text:p>
          </table:table-cell>
        </table:table-row>
        <table:table-row table:style-name="Таблица5.2">
          <table:table-cell table:style-name="Таблица5.A2" office:value-type="string">
            <text:p text:style-name="P54">t&gt;bit Test</text:p>
          </table:table-cell>
          <table:table-cell table:style-name="Таблица5.B2" office:value-type="string">
            <text:p text:style-name="P73">00036 <text:s text:c="7"/>CBI <text:s text:c="2"/>PORTD,4</text:p>
          </table:table-cell>
        </table:table-row>
        <table:table-row table:style-name="Таблица5.3">
          <table:table-cell table:style-name="Таблица5.A2" office:value-type="string">
            <text:p text:style-name="P56"/>
          </table:table-cell>
          <table:table-cell table:style-name="Таблица5.B2" office:value-type="string">
            <text:p text:style-name="P73">00038 <text:s text:c="7"/>BRTC <text:s/>0x3C</text:p>
          </table:table-cell>
        </table:table-row>
        <table:table-row table:style-name="Таблица5.4">
          <table:table-cell table:style-name="Таблица5.A2" office:value-type="string">
            <text:p text:style-name="P56"/>
          </table:table-cell>
          <table:table-cell table:style-name="Таблица5.B2" office:value-type="string">
            <text:p text:style-name="P73">0003A <text:s text:c="7"/>SBI <text:s text:c="2"/>PORTD,4</text:p>
          </table:table-cell>
        </table:table-row>
        <table:table-row table:style-name="Таблица5.5">
          <table:table-cell table:style-name="Таблица5.A2" office:value-type="string">
            <text:p text:style-name="P56"/>
          </table:table-cell>
          <table:table-cell table:style-name="Таблица5.B2" office:value-type="string">
            <text:p text:style-name="P73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h text:style-name="P88" text:outline-level="2"><text:bookmark-start text:name="_Ref57354827"/><text:span text:style-name="T1">BIT</text:span>&gt;<text:span text:style-name="T1">T</text:span><text:bookmark-end text:name="_Ref57354827"/></text:h>
      <text:p text:style-name="Standard">Копирует указанный бит из регистра или порта в бит Т регистра состояния. </text:p>
      <text:p text:style-name="Standard">Пример:</text:p>
      <text:p text:style-name="Форт">bit<text:span text:style-name="T2">&gt;</text:span>t<text:span text:style-name="T2"> </text:span><text:span text:style-name="T27">Плюс</text:span><text:span text:style-name="T2"><text:tab/></text:span><text:span text:style-name="T12">\ бит 5 регистра 20 переписывается в бит Т</text:span></text:p>
      <text:p text:style-name="Standard">В данном случае - это вариация команды B<text:span text:style-name="T1">S</text:span>D Rd,b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1">Форт-ассемблер</text:p>
          </table:table-cell>
          <table:table-cell table:style-name="Таблица6.B1" office:value-type="string">
            <text:p text:style-name="P61">Скомпилированный код</text:p>
          </table:table-cell>
        </table:table-row>
        <table:table-row table:style-name="Таблица6.2">
          <table:table-cell table:style-name="Таблица6.A2" office:value-type="string">
            <text:p text:style-name="P54">bit&gt;t <text:span text:style-name="T2">плюс</text:span></text:p>
          </table:table-cell>
          <table:table-cell table:style-name="Таблица6.B2" office:value-type="string">
            <text:p text:style-name="P73">00030 <text:s text:c="9"/>BST <text:s text:c="2"/>R20,5</text:p>
          </table:table-cell>
        </table:table-row>
      </table:table>
      <text:p text:style-name="Standard">Для портов имеем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9">Форт-ассемблер</text:p>
          </table:table-cell>
          <table:table-cell table:style-name="Таблица7.B1" office:value-type="string">
            <text:p text:style-name="P59">Скомпилированный код</text:p>
          </table:table-cell>
        </table:table-row>
        <table:table-row table:style-name="Таблица7.2">
          <table:table-cell table:style-name="Таблица7.A2" office:value-type="string">
            <text:p text:style-name="P54">bit&gt;t Test</text:p>
          </table:table-cell>
          <table:table-cell table:style-name="Таблица7.B2" office:value-type="string">
            <text:p text:style-name="P74">0003C <text:s text:c="6"/>CLT</text:p>
          </table:table-cell>
        </table:table-row>
        <table:table-row table:style-name="Таблица7.3">
          <table:table-cell table:style-name="Таблица7.A2" office:value-type="string">
            <text:p text:style-name="P56"/>
          </table:table-cell>
          <table:table-cell table:style-name="Таблица7.B2" office:value-type="string">
            <text:p text:style-name="P74">0003E <text:s text:c="6"/>SBIC <text:s/>PORTD,4</text:p>
          </table:table-cell>
        </table:table-row>
        <table:table-row table:style-name="Таблица7.4">
          <table:table-cell table:style-name="Таблица7.A2" office:value-type="string">
            <text:p text:style-name="P56"/>
          </table:table-cell>
          <table:table-cell table:style-name="Таблица7.B2" office:value-type="string">
            <text:p text:style-name="P74">00040 <text:s text:c="6"/>SET</text:p>
          </table:table-cell>
        </table:table-row>
        <table:table-row table:style-name="Таблица7.5">
          <table:table-cell table:style-name="Таблица7.A2" office:value-type="string">
            <text:p text:style-name="P56"/>
          </table:table-cell>
          <table:table-cell table:style-name="Таблица7.B2" office:value-type="string">
            <text:p text:style-name="P73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p text:style-name="Standard"/>
      <text:h text:style-name="P88" text:outline-level="2"><text:bookmark-start text:name="_Ref57354842"/><text:span text:style-name="T1">SET</text:span>_<text:span text:style-name="T1">B</text:span><text:bookmark-end text:name="_Ref57354842"/></text:h>
      <text:p text:style-name="Standard">Устанавливает бит в регистре (16-32) или порту ($00-$1<text:span text:style-name="T1">F</text:span>).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9">Форт-ассемблер</text:p>
          </table:table-cell>
          <table:table-cell table:style-name="Таблица12.B1" office:value-type="string">
            <text:p text:style-name="P59">Скомпилированный код</text:p>
          </table:table-cell>
        </table:table-row>
        <table:table-row table:style-name="Таблица12.2">
          <table:table-cell table:style-name="Таблица12.A2" office:value-type="string">
            <text:p text:style-name="P54">set_b плюс</text:p>
          </table:table-cell>
          <table:table-cell table:style-name="Таблица12.B2" office:value-type="string">
            <text:p text:style-name="P75">0003A <text:s text:c="7"/>ORI <text:s text:c="2"/>R20,32</text:p>
          </table:table-cell>
        </table:table-row>
        <table:table-row table:style-name="Таблица12.3">
          <table:table-cell table:style-name="Таблица12.A2" office:value-type="string">
            <text:p text:style-name="P54">set_b test</text:p>
          </table:table-cell>
          <table:table-cell table:style-name="Таблица12.B2" office:value-type="string">
            <text:p text:style-name="P75">0003C <text:s text:c="7"/>SBI <text:s text:c="2"/>PORTD,4</text:p>
          </table:table-cell>
        </table:table-row>
      </table:table>
      <text:p text:style-name="Standard">Для манипулирования ножками иногда удобно использовать синоним этого слова:</text:p>
      <text:p text:style-name="P57"><text:s/><text:span text:style-name="T42">_/</text:span><text:span text:style-name="T41"> test </text:span></text:p>
      <text:h text:style-name="P88" text:outline-level="2"><text:bookmark-start text:name="_Ref57354929"/>CLR_B<text:bookmark-end text:name="_Ref57354929"/></text:h>
      <text:p text:style-name="Standard">Сбрасывает бит в регистре (16-32) или порту ($00-$1<text:span text:style-name="T1">F</text:span>).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9">Форт-ассемблер</text:p>
          </table:table-cell>
          <table:table-cell table:style-name="Таблица13.B1" office:value-type="string">
            <text:p text:style-name="P59">Скомпилированный код</text:p>
          </table:table-cell>
        </table:table-row>
        <table:table-row table:style-name="Таблица13.2">
          <table:table-cell table:style-name="Таблица13.A2" office:value-type="string">
            <text:p text:style-name="P54">clr_b плюс</text:p>
          </table:table-cell>
          <table:table-cell table:style-name="Таблица13.B2" office:value-type="string">
            <text:p text:style-name="P75">0003E <text:s text:c="7"/>ANDI <text:s/>R20,223</text:p>
          </table:table-cell>
        </table:table-row>
        <table:table-row table:style-name="Таблица13.3">
          <table:table-cell table:style-name="Таблица13.A2" office:value-type="string">
            <text:p text:style-name="P54">clr_b test</text:p>
          </table:table-cell>
          <table:table-cell table:style-name="Таблица13.B2" office:value-type="string">
            <text:p text:style-name="P75">00040 <text:s text:c="7"/>CBI <text:s text:c="2"/>PORTD,4</text:p>
          </table:table-cell>
        </table:table-row>
      </table:table>
      <text:p text:style-name="Standard">Синоним этого слова: <text:span text:style-name="T42">\_</text:span> <text:span text:style-name="T44">test</text:span></text:p>
      <text:h text:style-name="P88" text:outline-level="2">WHILE_B</text:h>
      <text:p text:style-name="Standard">Выполнять цикл пока бит установлен.</text:p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59">Форт-ассемблер</text:p>
          </table:table-cell>
          <table:table-cell table:style-name="Таблица14.B1" office:value-type="string">
            <text:p text:style-name="P59">Скомпилированный код</text:p>
          </table:table-cell>
        </table:table-row>
        <table:table-row table:style-name="Таблица14.2">
          <table:table-cell table:style-name="Таблица14.A2" office:value-type="string">
            <text:p text:style-name="Standard"><text:s text:c="2"/>begin</text:p>
          </table:table-cell>
          <table:table-cell table:style-name="Таблица14.B2" office:value-type="string">
            <text:p text:style-name="P58">0000C <text:s/>NOP</text:p>
          </table:table-cell>
        </table:table-row>
        <table:table-row table:style-name="Таблица14.3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8">0000E <text:s/>NOP</text:p>
          </table:table-cell>
        </table:table-row>
        <table:table-row table:style-name="Таблица14.4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8">00010 <text:span text:style-name="T2"><text:s/></text:span>SBRS <text:s/>R20,0</text:p>
          </table:table-cell>
        </table:table-row>
        <table:table-row table:style-name="Таблица14.5">
          <table:table-cell table:style-name="Таблица14.A2" office:value-type="string">
            <text:p text:style-name="Standard"><text:s text:c="2"/>while_b бит0</text:p>
          </table:table-cell>
          <table:table-cell table:style-name="Таблица14.B2" office:value-type="string">
            <text:p text:style-name="P58">00012 <text:s/>RJMP <text:s/>0x1A</text:p>
          </table:table-cell>
        </table:table-row>
        <table:table-row table:style-name="Таблица14.6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8">00014 <text:s/>NOP</text:p>
          </table:table-cell>
        </table:table-row>
        <table:table-row table:style-name="Таблица14.7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58">00016 <text:s/>NOP</text:p>
          </table:table-cell>
        </table:table-row>
        <table:table-row table:style-name="Таблица14.8">
          <table:table-cell table:style-name="Таблица14.A2" office:value-type="string">
            <text:p text:style-name="Standard"><text:s text:c="2"/>repeat</text:p>
          </table:table-cell>
          <table:table-cell table:style-name="Таблица14.B2" office:value-type="string">
            <text:p text:style-name="P58">00018 <text:s/>RJMP <text:s/>0xC</text:p>
          </table:table-cell>
        </table:table-row>
        <table:table-row table:style-name="Таблица14.9">
          <table:table-cell table:style-name="Таблица14.A2" office:value-type="string">
            <text:p text:style-name="P60">Следующая команда</text:p>
          </table:table-cell>
          <table:table-cell table:style-name="Таблица14.B2" office:value-type="string">
            <text:p text:style-name="P58">000<text:span text:style-name="T2">1</text:span>A <text:tab/><text:span text:style-name="T2">следующая команда</text:span></text:p>
          </table:table-cell>
        </table:table-row>
      </table:table>
      <text:p text:style-name="P7"/>
      <text:h text:style-name="P88" text:outline-level="2">WHILE_<text:span text:style-name="T1">N</text:span>B</text:h>
      <text:p text:style-name="Standard">Выполнять цикл пока бит сброшен.</text:p>
      <text:p text:style-name="Standard"/>
      <table:table table:name="Таблица15" table:style-name="Таблица15">
        <table:table-column table:style-name="Таблица15.A"/>
        <table:table-column table:style-name="Таблица15.B"/>
        <text:soft-page-break/>
        <table:table-row table:style-name="Таблица15.1">
          <table:table-cell table:style-name="Таблица15.A1" office:value-type="string">
            <text:p text:style-name="P59">Форт-ассемблер</text:p>
          </table:table-cell>
          <table:table-cell table:style-name="Таблица15.B1" office:value-type="string">
            <text:p text:style-name="P59">Скомпилированный код</text:p>
          </table:table-cell>
        </table:table-row>
        <table:table-row table:style-name="Таблица15.2">
          <table:table-cell table:style-name="Таблица15.A2" office:value-type="string">
            <text:p text:style-name="Standard"><text:s text:c="2"/>begin</text:p>
          </table:table-cell>
          <table:table-cell table:style-name="Таблица15.B2" office:value-type="string">
            <text:p text:style-name="P58">0000C <text:s/>NOP</text:p>
          </table:table-cell>
        </table:table-row>
        <table:table-row table:style-name="Таблица15.3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8">0000E <text:s/>NOP</text:p>
          </table:table-cell>
        </table:table-row>
        <table:table-row table:style-name="Таблица15.4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8">00010 <text:span text:style-name="T2"><text:s/></text:span>SBRS <text:s/>R20,0</text:p>
          </table:table-cell>
        </table:table-row>
        <table:table-row table:style-name="Таблица15.5">
          <table:table-cell table:style-name="Таблица15.A2" office:value-type="string">
            <text:p text:style-name="Standard"><text:s text:c="2"/>while_<text:span text:style-name="T1">n</text:span>b бит0</text:p>
          </table:table-cell>
          <table:table-cell table:style-name="Таблица15.B2" office:value-type="string">
            <text:p text:style-name="P58">00012 <text:s/>RJMP <text:s/>0x1A</text:p>
          </table:table-cell>
        </table:table-row>
        <table:table-row table:style-name="Таблица15.6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8">00014 <text:s/>NOP</text:p>
          </table:table-cell>
        </table:table-row>
        <table:table-row table:style-name="Таблица15.7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58">00016 <text:s/>NOP</text:p>
          </table:table-cell>
        </table:table-row>
        <table:table-row table:style-name="Таблица15.8">
          <table:table-cell table:style-name="Таблица15.A2" office:value-type="string">
            <text:p text:style-name="Standard"><text:s text:c="2"/>repeat</text:p>
          </table:table-cell>
          <table:table-cell table:style-name="Таблица15.B2" office:value-type="string">
            <text:p text:style-name="P58">00018 <text:s/>RJMP <text:s/>0xC</text:p>
          </table:table-cell>
        </table:table-row>
        <table:table-row table:style-name="Таблица15.9">
          <table:table-cell table:style-name="Таблица15.A2" office:value-type="string">
            <text:p text:style-name="P60">Следующая команда</text:p>
          </table:table-cell>
          <table:table-cell table:style-name="Таблица15.B2" office:value-type="string">
            <text:p text:style-name="P58">000<text:span text:style-name="T2">1</text:span>A <text:tab/><text:span text:style-name="T2">следующая команда</text:span></text:p>
          </table:table-cell>
        </table:table-row>
      </table:table>
      <text:p text:style-name="P7"/>
      <text:p text:style-name="P10"/>
      <text:h text:style-name="P88" text:outline-level="2"><text:span text:style-name="T1">UNTIL</text:span>_B</text:h>
      <text:p text:style-name="Standard">Выполнять цикл до тех пор, пока бит не будет установлен (ждать установки бита).</text:p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59">Форт-ассемблер</text:p>
          </table:table-cell>
          <table:table-cell table:style-name="Таблица16.B1" office:value-type="string">
            <text:p text:style-name="P59">Скомпилированный код</text:p>
          </table:table-cell>
        </table:table-row>
        <table:table-row table:style-name="Таблица16.2">
          <table:table-cell table:style-name="Таблица16.A2" office:value-type="string">
            <text:p text:style-name="Standard"><text:s text:c="8"/>begin</text:p>
          </table:table-cell>
          <table:table-cell table:style-name="Таблица16.B2" office:value-type="string">
            <text:p text:style-name="P58">0000C <text:s/>NOP</text:p>
          </table:table-cell>
        </table:table-row>
        <table:table-row table:style-name="Таблица16.3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58">0000E <text:s/>NOP</text:p>
          </table:table-cell>
        </table:table-row>
        <table:table-row table:style-name="Таблица16.4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58">00010 <text:s/>SBRS <text:s/>R20,0</text:p>
          </table:table-cell>
        </table:table-row>
        <table:table-row table:style-name="Таблица16.5">
          <table:table-cell table:style-name="Таблица16.A2" office:value-type="string">
            <text:p text:style-name="Standard"><text:s text:c="8"/>until_b бит0</text:p>
          </table:table-cell>
          <table:table-cell table:style-name="Таблица16.B2" office:value-type="string">
            <text:p text:style-name="P58">00012 <text:s/>RJMP <text:s/>0xC</text:p>
          </table:table-cell>
        </table:table-row>
        <table:table-row table:style-name="Таблица16.6">
          <table:table-cell table:style-name="Таблица16.A2" office:value-type="string">
            <text:p text:style-name="P60">Следующая команда</text:p>
          </table:table-cell>
          <table:table-cell table:style-name="Таблица16.B2" office:value-type="string">
            <text:p text:style-name="P58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4">WAIT_B</text:span></text:p>
      <text:h text:style-name="P88" text:outline-level="2"><text:span text:style-name="T1">UNTIL</text:span>_<text:span text:style-name="T1">N</text:span>B</text:h>
      <text:p text:style-name="Standard">Ждать очистки <text:s/>бита.</text:p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61">Форт-ассемблер</text:p>
          </table:table-cell>
          <table:table-cell table:style-name="Таблица17.B1" office:value-type="string">
            <text:p text:style-name="P61">Скомпилированный код</text:p>
          </table:table-cell>
        </table:table-row>
        <table:table-row table:style-name="Таблица17.2">
          <table:table-cell table:style-name="Таблица17.A2" office:value-type="string">
            <text:p text:style-name="Standard"><text:s text:c="8"/>begin</text:p>
          </table:table-cell>
          <table:table-cell table:style-name="Таблица17.B2" office:value-type="string">
            <text:p text:style-name="P58">0000C <text:s/>NOP</text:p>
          </table:table-cell>
        </table:table-row>
        <table:table-row table:style-name="Таблица17.3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58">0000E <text:s/>NOP</text:p>
          </table:table-cell>
        </table:table-row>
        <table:table-row table:style-name="Таблица17.4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58">00010 <text:s/>SBRC <text:s/>R20,0</text:p>
          </table:table-cell>
        </table:table-row>
        <table:table-row table:style-name="Таблица17.5">
          <table:table-cell table:style-name="Таблица17.A2" office:value-type="string">
            <text:p text:style-name="Standard"><text:s text:c="8"/>until_<text:span text:style-name="T1">n</text:span>b бит0</text:p>
          </table:table-cell>
          <table:table-cell table:style-name="Таблица17.B2" office:value-type="string">
            <text:p text:style-name="P58">00012 <text:s/>RJMP <text:s/>0xC</text:p>
          </table:table-cell>
        </table:table-row>
        <table:table-row table:style-name="Таблица17.6">
          <table:table-cell table:style-name="Таблица17.A2" office:value-type="string">
            <text:p text:style-name="P60">Следующая команда</text:p>
          </table:table-cell>
          <table:table-cell table:style-name="Таблица17.B2" office:value-type="string">
            <text:p text:style-name="P58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4">WAIT_NB</text:span></text:p>
      <text:p text:style-name="P10"/>
      <text:p text:style-name="P15"/>
      <text:h text:style-name="P86" text:outline-level="2">Некоторые приемы работы</text:h>
      <text:p text:style-name="P13"/>
      <text:p text:style-name="P13">Часто для инициализации чипа нужно установить или сбросить биты в настроечных регистрах, то есть загрузить некий байт конфигурации. Собрать биты в байт помогает конструкция <text:span text:style-name="T34">{b</text:span> …. <text:span text:style-name="T34">}</text:span>,<text:span text:style-name="T34"> </text:span>если внутрь поместить имена битов в любом порядке, то на выходе получим байт в котором все перечисленные биты установлены в 1, а остальные сброшены в 0 <text:span text:style-name="T58">(то есть из битовых номеров (позиций) получим битовую маску)</text:span>.</text:p>
      <text:p text:style-name="P13"/>
      <text:p text:style-name="P64"><text:span text:style-name="T39"><text:s/>ldi</text:span><text:span text:style-name="T2"> <text:s/></text:span><text:span text:style-name="T27">раб,</text:span><text:span text:style-name="T39">{b</text:span><text:span text:style-name="T27"> </text:span><text:span text:style-name="T26">toie</text:span><text:span text:style-name="T27">1 <text:s/></text:span><text:span text:style-name="T26">ticie</text:span><text:span text:style-name="T27"> </text:span><text:span text:style-name="T26">toie</text:span><text:span text:style-name="T27">0</text:span><text:span text:style-name="T2"> </text:span><text:span text:style-name="T39">}</text:span><text:span text:style-name="T2"> <text:s text:c="3"/></text:span>out<text:span text:style-name="T2"> </text:span><text:span text:style-name="T26">timsk</text:span><text:span text:style-name="T27">,раб</text:span><text:span text:style-name="T2"> </text:span><text:span text:style-name="T12">\ разрешить <text:s/>прерывания от таймеров</text:span></text:p>
      <text:p text:style-name="P67"><text:span text:style-name="T45"><text:s/>sbr </text:span><text:span text:style-name="T61"><text:s/></text:span><text:span text:style-name="T30">раб,</text:span><text:span text:style-name="T46">{b</text:span><text:span text:style-name="T30"> бит0 test плюс</text:span><text:span text:style-name="T61"> </text:span><text:span text:style-name="T46">}</text:span><text:span text:style-name="T61"> </text:span><text:span text:style-name="T18">\ в регистре 16 будут установлены в 1 биты: 0, 5 и 6, остальные не меняются</text:span></text:p>
      <text:p text:style-name="P67"><text:span text:style-name="T34"><text:s/>cbr</text:span><text:span text:style-name="T2"> <text:s/></text:span><text:span text:style-name="T54">раб,</text:span><text:span text:style-name="T39">{b</text:span><text:span text:style-name="T2"> </text:span><text:span text:style-name="T54">бит0 test плюс</text:span><text:span text:style-name="T2"> </text:span><text:span text:style-name="T39">}</text:span><text:span text:style-name="T21"> </text:span><text:span text:style-name="T12">\ аналогично, только именованные биты будут сброшены</text:span></text:p>
      <text:p text:style-name="P66"><text:s/>ori <text:s/><text:span text:style-name="T48">r20,</text:span>{b <text:span text:style-name="T48">бит0 плюс test</text:span> } <text:span text:style-name="T11">\ побитовое логическое сложение </text:span></text:p>
      <text:p text:style-name="P66"><text:s/>andi <text:span text:style-name="T48">r21,</text:span>{b<text:span text:style-name="T48"> test бит0 плюс</text:span> } <text:span text:style-name="T11">\ побитовое логическое умножение </text:span></text:p>
      <text:p text:style-name="P71"/>
      <text:p text:style-name="Ассемблер">Prim7: <text:tab/>LDI <text:s text:c="5"/>раб,5 </text:p>
      <text:p text:style-name="Ассемблер"><text:tab/><text:tab/>OUT <text:s text:c="3"/>TIMSK,раб </text:p>
      <text:p text:style-name="Ассемблер"><text:tab/><text:tab/>ORI <text:s text:c="4"/>раб,97 </text:p>
      <text:p text:style-name="Ассемблер"><text:tab/><text:tab/>ANDI <text:s text:c="2"/>раб,158 </text:p>
      <text:p text:style-name="Ассемблер"><text:tab/><text:tab/>ORI <text:s text:c="4"/>R20,97 </text:p>
      <text:p text:style-name="Ассемблер"><text:tab/><text:tab/>ANDI <text:s text:c="2"/>R21,97 </text:p>
      <text:p text:style-name="P80"/>
      <text:p text:style-name="Standard"/>
      <text:p text:style-name="Standard"/>
      <text:p text:style-name="Standard">Для улучшения читабельности кода иногда полезно некий кусок кода обозначить одним словом, так называемый макрос. Используйте слово <text:span text:style-name="T36">#def</text:span><text:span text:style-name="T49">.</text:span></text:p>
      <text:p text:style-name="Форт"><text:span text:style-name="T36">#def</text:span><text:span text:style-name="T49"> </text:span><text:span text:style-name="T15">meandr</text:span><text:span text:style-name="T49"> <text:s/></text:span><text:span text:style-name="T24">if_b</text:span><text:span text:style-name="T49"> test </text:span><text:span text:style-name="T36">clr_b</text:span><text:span text:style-name="T49"> test </text:span><text:span text:style-name="T24">else</text:span><text:span text:style-name="T49"> </text:span><text:span text:style-name="T36">set_b</text:span><text:span text:style-name="T49"> test </text:span><text:span text:style-name="T24">then</text:span></text:p>
      <text:p text:style-name="Форт"><text:span text:style-name="T36">#def</text:span><text:span text:style-name="T49"> </text:span><text:span text:style-name="T15">PushF</text:span><text:span text:style-name="T49"> <text:s text:c="2"/></text:span><text:span text:style-name="T36">mov</text:span><text:span text:style-name="T49"> r3</text:span><text:span text:style-name="T50">,</text:span><text:span text:style-name="T49">SREG </text:span><text:span text:style-name="T15">\ </text:span></text:p>
      <text:p text:style-name="Форт"><text:span text:style-name="T36">#def</text:span><text:span text:style-name="T49"> </text:span><text:span text:style-name="T15">PopF</text:span><text:span text:style-name="T49"> <text:s text:c="3"/></text:span><text:span text:style-name="T36">mov</text:span><text:span text:style-name="T49"> SREG,r3 </text:span><text:span text:style-name="T15">\ </text:span></text:p>
      <text:p text:style-name="Форт"/>
      <text:p text:style-name="Форт">code <text:span text:style-name="T48">prim8 </text:span></text:p>
      <text:p text:style-name="Форт"><text:s text:c="4"/><text:span text:style-name="T11">pushf </text:span></text:p>
      <text:p text:style-name="P34"><text:soft-page-break/><text:s text:c="8"/>meandr </text:p>
      <text:p text:style-name="P34"><text:s text:c="4"/>popF </text:p>
      <text:p text:style-name="Форт"><text:s text:c="4"/>reti c; </text:p>
      <text:p text:style-name="Standard">Выхлоп: <text:s text:c="3"/></text:p>
      <text:p text:style-name="Ассемблер">00082 <text:s text:c="2"/>B63F <text:s text:c="4"/>prim8: IN <text:s text:c="3"/>R3,SREG </text:p>
      <text:p text:style-name="Ассемблер">00084 <text:s text:c="2"/>FF15 <text:s text:c="11"/>SBRS <text:s/>R17,5 </text:p>
      <text:p text:style-name="Ассемблер">00086 <text:s text:c="2"/>C002 <text:s text:c="11"/>RJMP <text:s/>0x8C </text:p>
      <text:p text:style-name="Ассемблер">00088 <text:s text:c="2"/>7D1F <text:s text:c="11"/>ANDI <text:s/>R17,223 </text:p>
      <text:p text:style-name="Ассемблер">0008A <text:s text:c="2"/>C001 <text:s text:c="11"/>RJMP <text:s/>0x8E </text:p>
      <text:p text:style-name="Ассемблер">0008C <text:s text:c="2"/>6210 <text:s text:c="11"/>ORI <text:s text:c="2"/>R17,32 </text:p>
      <text:p text:style-name="Ассемблер">0008E <text:s text:c="2"/>BE3F <text:s text:c="11"/>OUT <text:s text:c="2"/>SREG,R3 </text:p>
      <text:p text:style-name="Ассемблер">00090 <text:s text:c="2"/>9518 <text:s text:c="11"/>RETI <text:s/></text:p>
      <text:p text:style-name="P63"/>
      <text:p text:style-name="Standard">Однажды потребовалось написать два макроса типа <text:span text:style-name="T16">meandr</text:span> , но для разных битов. Оказалось, что легко можно написать параметрический макрос:</text:p>
      <text:p text:style-name="P39"><text:span text:style-name="T26">0 value</text:span> <text:span text:style-name="T26">@@</text:span> \ объявим переменную для параметра</text:p>
      <text:p text:style-name="P40">\ и используем ее при написании макроса</text:p>
      <text:p text:style-name="P39"><text:span text:style-name="T36">#def</text:span><text:span text:style-name="T49"> </text:span><text:span text:style-name="T15">meandr</text:span><text:span text:style-name="T49"> TO @@ </text:span><text:span text:style-name="T24">if_b</text:span><text:span text:style-name="T49"> @@ </text:span><text:span text:style-name="T36">clr_b</text:span><text:span text:style-name="T49"> @@ </text:span><text:span text:style-name="T24">else</text:span><text:span text:style-name="T49"> </text:span><text:span text:style-name="T36">set_b</text:span><text:span text:style-name="T49"> @@ </text:span><text:span text:style-name="T24">then </text:span>\ инверсия бита </text:p>
      <text:p text:style-name="P39">\ пример: &lt;BITS <text:span text:style-name="T49">test</text:span> BITS&gt; not_b</text:p>
      <text:p text:style-name="Standard"/>
      <text:p text:style-name="P65">Битовая логика</text:p>
      <text:p text:style-name="P68"/>
      <text:p text:style-name="P21"><text:span text:style-name="T73">В системе команд AVR есть условные переходы по состоянию битов в системном регистре SREG, таких как C, Z <text:s/>и прочих, но кроме этого есть команды которые могут отменять выполнение следующих за ними команд в случае если некий бит в регистре и порте установлен или сброшен. Эти команды (в сочетании с командами перехода) позволяют делать условные переходы по состоянию</text:span> <text:span text:style-name="T73">битов НЕ из системного регистра. Впрочем это было описано выше.<text:line-break/>Здесь разговор пойдет о не очевидных способах использования этих команд. </text:span></text:p>
      <text:p text:style-name="P25">Дело в том, что в системе команд определены логические операции (AND, OR, EOR) только для байтов, однако использование SBRS, SBRC и SBIS, SBIC (далее просто <text:span text:style-name="T34">skip_</text:span> ) позволяют выполнять логические действия с битами.</text:p>
      <text:p text:style-name="P25"/>
      <text:p text:style-name="P22">Обычно условные переходы строятся так <text:span text:style-name="T83">(условная запись)</text:span>:</text:p>
      <text:p text:style-name="Форт">skip_<text:span text:style-name="T74"> </text:span><text:span text:style-name="T31">A</text:span><text:span text:style-name="T74"> </text:span><text:s text:c="2"/>jmp1 <text:s/>jmp2</text:p>
      <text:p text:style-name="P22"/>
      <text:p text:style-name="P22">Таблица истинности будет выглядеть так:</text:p>
      <text:p text:style-name="P22">jmp1=!<text:span text:style-name="T75">A <text:s/>- выполнить при А=0 (восклицательный знак признак инверсии)</text:span></text:p>
      <text:p text:style-name="P22">jmp2=A <text:s text:c="2"/>- выполнить при А=1</text:p>
      <text:p text:style-name="P22"><text:s/></text:p>
      <text:p text:style-name="P27">Часто требуется делать то или иное действие в зависимости от состояния нескольких битовых флагов, это можно сделать так:</text:p>
      <text:p text:style-name="Форт">skip_ <text:span text:style-name="T31">B</text:span><text:span text:style-name="T74"> <text:s text:c="2"/></text:span>skip_ <text:span text:style-name="T31">A</text:span><text:span text:style-name="T74"> <text:s text:c="2"/>jmp1 <text:s/>jmp2</text:span></text:p>
      <text:p text:style-name="P72"/>
      <text:p text:style-name="P22">Таблица истинности будет выглядеть так:</text:p>
      <text:p text:style-name="P22">jmp1=!<text:span text:style-name="T75">A+В <text:s text:c="2"/>- выполнить при А=0 </text:span><text:span text:style-name="T77">ИЛИ</text:span><text:span text:style-name="T75"> при В=1</text:span></text:p>
      <text:p text:style-name="P22">jmp2=A *!В <text:s/>- выполнить при А=1 <text:span text:style-name="T71">И</text:span> при В=0</text:p>
      <text:p text:style-name="P21"/>
      <text:p text:style-name="P26">Используя инверсию условия (skip_nB) и комбинируя с прямым условием ( skip_B) можно получить полные битовые таблицы истинности <text:s text:c="2"/>(<text:span text:style-name="T79">ИЛИ <text:s/>И</text:span><text:span text:style-name="T77">)</text:span><text:span text:style-name="T79"> </text:span><text:span text:style-name="T80">для битов A и B.</text:span></text:p>
      <text:p text:style-name="P21"/>
      <text:p text:style-name="P22">Можно сделать и три skip подряд, например:</text:p>
      <text:p text:style-name="P41"><text:span text:style-name="T74">skip_ </text:span><text:span text:style-name="T31">C</text:span><text:span text:style-name="T74"> <text:s/></text:span>skip_ <text:span text:style-name="T31">B</text:span><text:span text:style-name="T74"> <text:s text:c="2"/></text:span>skip_ <text:span text:style-name="T31">A</text:span><text:span text:style-name="T74"> <text:s text:c="2"/>jmp1 <text:s/>jmp2</text:span></text:p>
      <text:p text:style-name="P22"/>
      <text:p text:style-name="P22">Таблица истинности будет выглядеть так:</text:p>
      <text:p text:style-name="P23">jmp1=!<text:span text:style-name="T75">A</text:span><text:span text:style-name="T76">+B*!C</text:span><text:span text:style-name="T75"> <text:s text:c="2"/>- выполнить при А=0 </text:span><text:span text:style-name="T78">ИЛИ </text:span><text:span text:style-name="T81">если B=1 </text:span><text:span text:style-name="T78">И</text:span><text:span text:style-name="T81"> C=0</text:span></text:p>
      <text:p text:style-name="P22">jmp2=A*<text:span text:style-name="T82">(!B+C)</text:span> <text:s text:c="2"/>- выполнить при А=1 <text:span text:style-name="T72">И</text:span><text:span text:style-name="T82"> если B=0 </text:span><text:span text:style-name="T72">ИЛИ</text:span><text:span text:style-name="T82"> C=1</text:span></text:p>
      <text:p text:style-name="P22"/>
      <text:p text:style-name="P24">Таким образом можно реализовывать некоторую битовую логику 1, 2 и 3 битов.</text:p>
      <text:p text:style-name="P24">Большее количество <text:s/><text:span text:style-name="T74">skip_b </text:span>подряд не дают новых таблиц истинностей, просто один из битов перестает влиять на результат.</text:p>
      <text:p text:style-name="P24"/>
      <text:p text:style-name="P81">Локальные метки</text:p>
      <text:p text:style-name="P28">Условные операторы и циклы позволяют в большинстве случаев обойтись без локальных меток, но иногда нужно пометить место для того чтобы <text:span text:style-name="T91">вернуться в</text:span> слово после его компиляции.</text:p>
      <text:p text:style-name="P28">Например требуется указать место в программной памяти откуда слово должно брать данные для работы, но на момент компиляции слова это место еще не известно. </text:p>
      <text:p text:style-name="P28"/>
      <text:p text:style-name="Форт">code prgWad&gt; ( <text:s/>-- ) <text:span text:style-name="T85">\ пыж прогамматора</text:span></text:p>
      <text:p text:style-name="Форт"><text:s text:c="8"/>–-</text:p>
      <text:p text:style-name="Форт"><text:soft-page-break/><text:tab/> <text:s text:c="4"/>--</text:p>
      <text:p text:style-name="P42">ldZ: <text:s/><text:span text:style-name="T84">ldiW Z,0 </text:span><text:span text:style-name="T86">\ загрузить адрес</text:span></text:p>
      <text:p text:style-name="Форт"><text:s text:c="8"/>--</text:p>
      <text:p text:style-name="Форт"><text:s text:c="8"/><text:span text:style-name="T90">ret </text:span>c; <text:s/></text:p>
      <text:p text:style-name="P29">В этом примере в регистр Z загружается фиктивный 0, так как реальный адрес будет известен позже. Это место помечается меткой <text:span text:style-name="T43">ldZ</text:span>, что бы позже, выполнив:</text:p>
      <text:p text:style-name="P70"/>
      <text:p text:style-name="P69"><text:span text:style-name="T26"><text:tab/><text:tab/>finger </text:span><text:span text:style-name="T88">\ выдать текущее положение указателя</text:span></text:p>
      <text:p text:style-name="P43"><text:span text:style-name="T32"><text:tab/><text:tab/>l</text:span><text:span text:style-name="T26">dZ org </text:span><text:span text:style-name="T89">\ перейти по метке</text:span></text:p>
      <text:p text:style-name="P43"><text:span text:style-name="T26"><text:s/></text:span><text:s/><text:tab/><text:tab/><text:tab/><text:span text:style-name="T25">c[</text:span><text:span text:style-name="T84"> </text:span><text:s/>ldiW Z,<text:span text:style-name="T87">реальный_адрес</text:span> <text:span text:style-name="T25">]c </text:span><text:span text:style-name="T89">\ выполнить изменение</text:span></text:p>
      <text:p text:style-name="P69"><text:span text:style-name="T33"><text:tab/><text:tab/>o</text:span><text:span text:style-name="T26">rg</text:span><text:span text:style-name="T20"> </text:span><text:span text:style-name="T88">\ востановить текущее положение указателя</text:span></text:p>
      <text:p text:style-name="P29"/>
      <text:p text:style-name="P29">можно было вернутся и <text:span text:style-name="T87">заменить</text:span> фиктивный адрес на реальный.</text:p>
      <text:p text:style-name="P30">Короче, теперь если внутри конструкции <text:span text:style-name="T43">code -- c;</text:span> встретится комбинация любых символов, оканчивающаяся символом двоеточия, то вместо ругани на неизвестное слово, будет сформирована метка на это место.</text:p>
      <text:p text:style-name="P30"/>
      <text:p text:style-name="P21">==================================== <text:span text:style-name="T23">дальше не читать</text:span> =========================</text:p>
      <text:p text:style-name="P15">данные</text:p>
      <text:p text:style-name="P15">val? <text:span text:style-name="T92">see</text:span></text:p>
      <text:p text:style-name="P15">hex</text:p>
      <text:p text:style-name="P15">Загрузка кода</text:p>
      <text:p text:style-name="P63"><text:span text:style-name="T1">Fuses</text:span> и <text:s/><text:span text:style-name="T1">Locks</text:span></text:p>
      <text:p text:style-name="P10"/>
      <text:p text:style-name="P10">С <text:span text:style-name="T5">появлением</text:span> <text:span text:style-name="T5">микроконтроллеров семейства xMega с обширнейшей периферией, остро встал вопрос «как описать это богатство?». Фирменные файлы .inc стали весить под полметра и просто менять .equ на CONSTANT, как это было с младшими семействами, стало как-то напряжно.</text:span></text:p>
      <text:p text:style-name="P19">В итоге было принято решение описать всю периферию в одном файле xModules.ff, а в файлах описания конкретных кристаллов, просто указывать какие модули (и где) присутствуют, ну и специфические параметры, типа размеров сегментов памяти.</text:p>
      <text:p text:style-name="P19">Периферийные модули описаны с помощью вложенных словарей, каждое слово-имя выкладывает на стек свое смещение и подключает новый словарь, где следует искать слова, описывающие внутренности модуля/байта.</text:p>
      <text:p text:style-name="Standard"><text:span text:style-name="T5">Например <text:s/>слово </text:span><text:span text:style-name="T64">RTC</text:span><text:span text:style-name="T5"> положит на стек число 1024, т. е. базовый адрес модуля <text:s/>«Real-Time Counter» и подключит словарь RTC_, где спрятаны его внутренности (например регистр PER).</text:span></text:p>
      <text:p text:style-name="Standard"><text:span text:style-name="T5">А слово </text:span><text:span text:style-name="T64">PER</text:span><text:span text:style-name="T62">,</text:span><text:span text:style-name="T5"> в тех же условиях выдаст ошибку «не найдено». <text:s/>Что бы добраться до него, надо написать </text:span><text:span text:style-name="T64">RTC</text:span><text:span text:style-name="T5"> </text:span><text:span text:style-name="T64">PER</text:span><text:span text:style-name="T14">,</text:span><text:span text:style-name="T5"> тогда на стеке будет число 1034, т. е. абсолютный адрес регистра </text:span><text:span text:style-name="T64">PER</text:span><text:span text:style-name="T5"> в модуле </text:span><text:span text:style-name="T64">RTC. </text:span><text:span text:style-name="T28">Правда еще останется словарь RTC_ в списке поиска, да к тому же вместо того словаря, что был первым...</text:span></text:p>
      <text:p text:style-name="P9">Это работает, но не слишком удобно, да и такое использование этих слов здесь приводится просто как иллюстрация работы метода. На самом деле на сторону программиста встает слово NOTFOUND, с помощью которого реализованы некоторые вкусности, а именно - работа с частями модулей через точечную запись.</text:p>
      <text:p text:style-name="P8"><text:span text:style-name="T5">Слово <text:s/></text:span><text:span text:style-name="T64">RTC</text:span><text:span text:style-name="T67">.</text:span><text:span text:style-name="T64">PER </text:span><text:span text:style-name="T5">выдаст то же число <text:s/>1034, за исключением того, что не испортит порядок словарей в поиске. Точка между частями вызывает обработчик точечной записи, который тупо меняет точки на пробелы, заботится о сохранности order и разруливает некоторые ситуации:</text:span></text:p>
      <text:list xml:id="list3255124202247817581" text:style-name="L1">
        <text:list-item>
          <text:p text:style-name="P83">Если слово заканчивается точкой, то значение и словарь запоминаются в специальных переменных, для последующего использования.</text:p>
        </text:list-item>
        <text:list-item>
          <text:p text:style-name="P84"><text:span text:style-name="T5">Если слово начинается с точки, то восстанавливается только словарь. </text:span><text:span text:style-name="T7">(получить смещение)</text:span></text:p>
        </text:list-item>
        <text:list-item>
          <text:p text:style-name="P84"><text:span text:style-name="T5">Если слово начинается с двух точек, то восстанавливается еще и запомненное значение. </text:span><text:span text:style-name="T7">(получить абсолютный адрес)</text:span></text:p>
        </text:list-item>
      </text:list>
      <text:p text:style-name="P9">Например:</text:p>
      <text:p text:style-name="P78"><text:span text:style-name="T2"><text:tab/></text:span><text:span text:style-name="T39">ldiW</text:span><text:span text:style-name="T2"> </text:span><text:span text:style-name="T39">Z</text:span><text:span text:style-name="T2">,</text:span><text:span text:style-name="T56">RTC</text:span><text:span text:style-name="T57">.</text:span><text:span text:style-name="T2"> \ загрузим в Z базовый адрес модуля RTC и запомним это</text:span></text:p>
      <text:p text:style-name="P79"><text:span text:style-name="T2"><text:tab/><text:tab/></text:span><text:span text:style-name="T39">ldiw r,</text:span><text:span text:style-name="T27">10</text:span><text:span text:style-name="T2"> </text:span><text:span text:style-name="T27">(s) </text:span><text:span text:style-name="T2"><text:s/></text:span><text:span text:style-name="T39">std z+</text:span><text:span text:style-name="T66">.</text:span><text:span text:style-name="T63">PER</text:span><text:span text:style-name="T39">,r</text:span><text:span text:style-name="T2"> </text:span><text:span text:style-name="T39">std z+</text:span><text:span text:style-name="T68">.</text:span><text:span text:style-name="T65">PER</text:span><text:span text:style-name="T2"> </text:span><text:span text:style-name="T39">1+,rH</text:span><text:span text:style-name="T2"> </text:span><text:span text:style-name="T12">\ установить период</text:span></text:p>
      <text:p text:style-name="P8"><text:span text:style-name="T5">Слово </text:span><text:span text:style-name="T67">.</text:span><text:span text:style-name="T64">PER </text:span><text:span text:style-name="T5">дает </text:span><text:span text:style-name="T7">смещение</text:span><text:span text:style-name="T5"> регистра относительно базового адреса.</text:span></text:p>
      <text:p text:style-name="P9">Можно написать и так:</text:p>
      <text:p text:style-name="P39"><text:span text:style-name="T5"><text:tab/>ldiW r,10 (s) <text:s/>sts RTC</text:span><text:span text:style-name="T6">.</text:span><text:span text:style-name="T5">PER,r <text:s/>sts RTC</text:span><text:span text:style-name="T6">.</text:span><text:span text:style-name="T5">PER 1+ ,rH</text:span></text:p>
      <text:p text:style-name="Standard"><text:span text:style-name="T5">Код будет другой </text:span><text:span text:style-name="T7">(используются абсолютные адреса)</text:span><text:span text:style-name="T5">, но результат будет прежним - <text:s/>числа попадут в регистры.</text:span></text:p>
      <text:p text:style-name="P19">А можно и так:</text:p>
      <text:p text:style-name="Форт"><text:span text:style-name="T69"><text:tab/>ldiW r,10 (s) <text:s/>sts RTC</text:span><text:span text:style-name="T70">.</text:span><text:span text:style-name="T69">PER</text:span><text:span text:style-name="T70">.</text:span><text:span text:style-name="T69">,r <text:s/>sts </text:span><text:span text:style-name="T70">..</text:span><text:span text:style-name="T69"> 1+ ,rH</text:span></text:p>
      <text:p text:style-name="P19">Тут и код и результат тот же, что и у предыдущей записи. Разница только в использовании точек. Вместо записи полного имени регистра во втором операторе использовалось запомненное значение.</text:p>
      <text:p text:style-name="P19">Подобным образом можно добраться и до битов (если они имеют собственные имена в регистре):</text:p>
      <text:p text:style-name="Форт"><text:span text:style-name="T5"><text:s text:c="3"/></text:span><text:span text:style-name="T69"><text:s/>portC</text:span><text:span text:style-name="T70">.</text:span><text:span text:style-name="T69"> with </text:span><text:span text:style-name="T17">\ Слово with просто удаляет со стека не нужное в данный момент значение</text:span></text:p>
      <text:p text:style-name="P39"><text:span text:style-name="T5"><text:s text:c="4"/>ldi r,{b </text:span><text:span text:style-name="T6">.</text:span><text:span text:style-name="T5">pin3CTRL</text:span><text:span text:style-name="T6">.</text:span><text:span text:style-name="T5">isc1 } out </text:span><text:span text:style-name="T6">..</text:span><text:span text:style-name="T5">pin3CTRL,r </text:span><text:span text:style-name="T14">\ спад </text:span></text:p>
      <text:p text:style-name="P39"><text:span text:style-name="T5"><text:s text:c="4"/>ldi r,{b 3 } <text:s/>out </text:span><text:span text:style-name="T6">..</text:span><text:span text:style-name="T5">int1mask,r </text:span></text:p>
      <text:p text:style-name="P39"><text:span text:style-name="T5"><text:s text:c="4"/>ldi r,{b </text:span><text:span text:style-name="T6">.</text:span><text:span text:style-name="T5">intctrl</text:span><text:span text:style-name="T6">.</text:span><text:span text:style-name="T5">int1lvl0 } out </text:span><text:span text:style-name="T6">..</text:span><text:span text:style-name="T5">intctrl,r </text:span></text:p>
      <text:p text:style-name="P19"/>
      <text:p text:style-name="P20">Побочный эффект: так как в коде используются относительные смещения, то для смены порта достаточно изменить его имя <text:s/>в первой строчке.</text:p>
      <text:p text:style-name="P19">Поскольку слова описывающие модуль занимаются подменой словарей, рекомендуется использовать их всегда с точкой.</text:p>
      <text:p text:style-name="P39"><text:soft-page-break/>rtc<text:span text:style-name="T71">.</text:span> <text:s text:c="2"/><text:span text:style-name="T71">.</text:span>per </text:p>
      <text:p text:style-name="P39"><text:s/>Ok ( 1024 10 ) </text:p>
      <text:p text:style-name="P39">rtc<text:span text:style-name="T71">.</text:span>per </text:p>
      <text:p text:style-name="P39"><text:s/>Ok ( 1024 10 1034 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fo:font-size="10pt" fo:language="en" fo:country="US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S Mincho" style:font-family-complex="'MS Mincho', 'ＭＳ 明朝'" style:font-family-generic-complex="roman" style:font-size-complex="10pt"/>
    </style:style>
    <style:style style:name="Компоненты" style:family="paragraph" style:parent-style-name="Text">
      <style:paragraph-properties fo:margin-left="0.501cm" fo:margin-right="0cm" fo:margin-top="0.212cm" fo:margin-bottom="0.212cm" loext:contextual-spacing="false" fo:keep-together="always" fo:text-indent="-0.501cm" style:auto-text-indent="false"/>
      <style:text-properties style:font-name-asian="MS Mincho" style:font-family-asian="'MS Mincho', 'ＭＳ 明朝'" style:font-family-generic-asian="roman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Абзац" style:family="paragraph" style:parent-style-name="Contents_20_5">
      <style:paragraph-properties fo:margin-left="0cm" fo:margin-right="0cm" fo:margin-top="0cm" fo:margin-bottom="0cm" loext:contextual-spacing="false" fo:text-indent="1.251cm" style:auto-text-indent="false"/>
      <style:text-properties fo:color="#000000"/>
    </style:style>
    <style:style style:name="Форт" style:family="paragraph" style:parent-style-name="Standard">
      <style:paragraph-properties fo:margin-left="0.953cm" fo:margin-right="0cm" fo:margin-top="0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0000ff" style:font-name="Lucida Console" fo:font-family="'Lucida Console'" style:font-family-generic="modern" fo:font-size="9pt" fo:language="en" fo:country="US" style:font-size-asian="8pt" style:font-name-complex="Lucida Console" style:font-family-complex="'Lucida Console'" style:font-family-generic-complex="modern"/>
    </style:style>
    <style:style style:name="Ассемблер" style:family="paragraph" style:parent-style-name="Форт" style:master-page-name="">
      <style:paragraph-properties fo:hyphenation-ladder-count="no-limit" style:page-number="auto"/>
      <style:text-properties fo:color="#000000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11"><draw:text-box fo:min-height="0.37cm" fo:min-width="0.041cm"><text:p text:style-name="Footer"><text:span text:style-name="Page_20_Number"><text:page-number text:select-page="current">1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полнительные команды ассемблера </dc:title>
    <meta:initial-creator>Иванов А.В.</meta:initial-creator>
    <meta:creation-date>2003-08-28T20:58:00</meta:creation-date>
    <dc:creator>Андрей  </dc:creator>
    <dc:date>2018-01-10T18:37:02.022535559</dc:date>
    <meta:print-date>2005-10-09T13:57:00</meta:print-date>
    <meta:editing-cycles>89</meta:editing-cycles>
    <meta:editing-duration>P1DT15H32M35S</meta:editing-duration>
    <meta:generator>LibreOffice/5.1.6.2$Linux_x86 LibreOffice_project/10m0$Build-2</meta:generator>
    <meta:document-statistic meta:table-count="13" meta:image-count="0" meta:object-count="0" meta:page-count="12" meta:paragraph-count="592" meta:word-count="4446" meta:character-count="30865" meta:non-whitespace-character-count="24016"/>
    <meta:user-defined meta:name="Поле 1"/>
    <meta:user-defined meta:name="Поле 2"/>
    <meta:user-defined meta:name="Поле 3"/>
    <meta:user-defined meta:name="Поле 4"/>
  </office:meta>
</office:document-meta>
</file>